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9.203cm" svg:height="13.732cm" svg:x="9.47cm" svg:y="0.319cm">
            <draw:object draw:notify-on-update-of-ranges="Arkusz1.C1:Arkusz1.C232 Arkusz1.D1:Arkusz1.D232 Arkusz1.E1:Arkusz1.E2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COUNTIF([.$B$1:.$B$1000];[.C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COUNTIF([.$B$1:.$B$1000];[.C2])" office:value-type="float" office:value="26" calcext:value-type="float">
            <text:p>26</text:p>
          </table:table-cell>
          <table:table-cell table:formula="of:=(1/6)*(1/6)*1000" office:value-type="float" office:value="27.7777777777778" calcext:value-type="float">
            <text:p>27,7777777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UNTIF([.$B$1:.$B$1000];[.C3])" office:value-type="float" office:value="33" calcext:value-type="float">
            <text:p>33</text:p>
          </table:table-cell>
          <table:table-cell table:style-name="ce1" table:formula="of:=POWER(6/6;([.C3]-3)/2)*POWER(5/6;([.C3]-3)/2)*(5/6)*[.$E$2]" office:value-type="float" office:value="23.1481481481481" calcext:value-type="float">
            <text:p>23,148148148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formula="of:=COUNTIF([.$B$1:.$B$1000];[.C4])" office:value-type="float" office:value="19" calcext:value-type="float">
            <text:p>19</text:p>
          </table:table-cell>
          <table:table-cell table:style-name="ce1" table:formula="of:=POWER(6/6;([.C4]-3)/2)*POWER(5/6;([.C4]-3)/2)*(5/6)*[.$E$2]" office:value-type="float" office:value="21.131271508687" calcext:value-type="float">
            <text:p>21,13127150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COUNTIF([.$B$1:.$B$1000];[.C5])" office:value-type="float" office:value="27" calcext:value-type="float">
            <text:p>27</text:p>
          </table:table-cell>
          <table:table-cell table:style-name="ce1" table:formula="of:=POWER(6/6;([.C5]-3)/2)*POWER(5/6;([.C5]-3)/2)*(5/6)*[.$E$2]" office:value-type="float" office:value="19.2901234567901" calcext:value-type="float">
            <text:p>19,29012345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COUNTIF([.$B$1:.$B$1000];[.C6])" office:value-type="float" office:value="16" calcext:value-type="float">
            <text:p>16</text:p>
          </table:table-cell>
          <table:table-cell table:style-name="ce1" table:formula="of:=POWER(6/6;([.C6]-3)/2)*POWER(5/6;([.C6]-3)/2)*(5/6)*[.$E$2]" office:value-type="float" office:value="17.6093929239058" calcext:value-type="float">
            <text:p>17,60939292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COUNTIF([.$B$1:.$B$1000];[.C7])" office:value-type="float" office:value="24" calcext:value-type="float">
            <text:p>24</text:p>
          </table:table-cell>
          <table:table-cell table:style-name="ce1" table:formula="of:=POWER(6/6;([.C7]-3)/2)*POWER(5/6;([.C7]-3)/2)*(5/6)*[.$E$2]" office:value-type="float" office:value="16.0751028806584" calcext:value-type="float">
            <text:p>16,07510288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COUNTIF([.$B$1:.$B$1000];[.C8])" office:value-type="float" office:value="28" calcext:value-type="float">
            <text:p>28</text:p>
          </table:table-cell>
          <table:table-cell table:style-name="ce1" table:formula="of:=POWER(6/6;([.C8]-3)/2)*POWER(5/6;([.C8]-3)/2)*(5/6)*[.$E$2]" office:value-type="float" office:value="14.6744941032548" calcext:value-type="float">
            <text:p>14,67449410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COUNTIF([.$B$1:.$B$1000];[.C9])" office:value-type="float" office:value="25" calcext:value-type="float">
            <text:p>25</text:p>
          </table:table-cell>
          <table:table-cell table:style-name="ce1" table:formula="of:=POWER(6/6;([.C9]-3)/2)*POWER(5/6;([.C9]-3)/2)*(5/6)*[.$E$2]" office:value-type="float" office:value="13.3959190672154" calcext:value-type="float">
            <text:p>13,39591906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COUNTIF([.$B$1:.$B$1000];[.C10])" office:value-type="float" office:value="19" calcext:value-type="float">
            <text:p>19</text:p>
          </table:table-cell>
          <table:table-cell table:style-name="ce1" table:formula="of:=POWER(6/6;([.C10]-3)/2)*POWER(5/6;([.C10]-3)/2)*(5/6)*[.$E$2]" office:value-type="float" office:value="12.2287450860457" calcext:value-type="float">
            <text:p>12,2287450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COUNTIF([.$B$1:.$B$1000];[.C11])" office:value-type="float" office:value="20" calcext:value-type="float">
            <text:p>20</text:p>
          </table:table-cell>
          <table:table-cell table:style-name="ce1" table:formula="of:=POWER(6/6;([.C11]-3)/2)*POWER(5/6;([.C11]-3)/2)*(5/6)*[.$E$2]" office:value-type="float" office:value="11.1632658893461" calcext:value-type="float">
            <text:p>11,16326588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COUNTIF([.$B$1:.$B$1000];[.C12])" office:value-type="float" office:value="19" calcext:value-type="float">
            <text:p>19</text:p>
          </table:table-cell>
          <table:table-cell table:style-name="ce1" table:formula="of:=POWER(6/6;([.C12]-3)/2)*POWER(5/6;([.C12]-3)/2)*(5/6)*[.$E$2]" office:value-type="float" office:value="10.1906209050381" calcext:value-type="float">
            <text:p>10,1906209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COUNTIF([.$B$1:.$B$1000];[.C13])" office:value-type="float" office:value="12" calcext:value-type="float">
            <text:p>12</text:p>
          </table:table-cell>
          <table:table-cell table:style-name="ce1" table:formula="of:=POWER(6/6;([.C13]-3)/2)*POWER(5/6;([.C13]-3)/2)*(5/6)*[.$E$2]" office:value-type="float" office:value="9.30272157445511" calcext:value-type="float">
            <text:p>9,30272157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COUNTIF([.$B$1:.$B$1000];[.C14])" office:value-type="float" office:value="11" calcext:value-type="float">
            <text:p>11</text:p>
          </table:table-cell>
          <table:table-cell table:style-name="ce1" table:formula="of:=POWER(6/6;([.C14]-3)/2)*POWER(5/6;([.C14]-3)/2)*(5/6)*[.$E$2]" office:value-type="float" office:value="8.49218408753174" calcext:value-type="float">
            <text:p>8,4921840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table:formula="of:=COUNTIF([.$B$1:.$B$1000];[.C15])" office:value-type="float" office:value="14" calcext:value-type="float">
            <text:p>14</text:p>
          </table:table-cell>
          <table:table-cell table:style-name="ce1" table:formula="of:=POWER(6/6;([.C15]-3)/2)*POWER(5/6;([.C15]-3)/2)*(5/6)*[.$E$2]" office:value-type="float" office:value="7.7522679787126" calcext:value-type="float">
            <text:p>7,75226797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formula="of:=COUNTIF([.$B$1:.$B$1000];[.C16])" office:value-type="float" office:value="20" calcext:value-type="float">
            <text:p>20</text:p>
          </table:table-cell>
          <table:table-cell table:style-name="ce1" table:formula="of:=POWER(6/6;([.C16]-3)/2)*POWER(5/6;([.C16]-3)/2)*(5/6)*[.$E$2]" office:value-type="float" office:value="7.07682007294311" calcext:value-type="float">
            <text:p>7,0768200729</text:p>
          </table:table-cell>
        </table:table-row>
        <table:table-row table:style-name="ro1">
          <table:table-cell table:number-columns-repeated="3" office:value-type="float" office:value="17" calcext:value-type="float">
            <text:p>17</text:p>
          </table:table-cell>
          <table:table-cell table:formula="of:=COUNTIF([.$B$1:.$B$1000];[.C17])" office:value-type="float" office:value="15" calcext:value-type="float">
            <text:p>15</text:p>
          </table:table-cell>
          <table:table-cell table:style-name="ce1" table:formula="of:=POWER(6/6;([.C17]-3)/2)*POWER(5/6;([.C17]-3)/2)*(5/6)*[.$E$2]" office:value-type="float" office:value="6.46022331559383" calcext:value-type="float">
            <text:p>6,46022331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formula="of:=COUNTIF([.$B$1:.$B$1000];[.C18])" office:value-type="float" office:value="18" calcext:value-type="float">
            <text:p>18</text:p>
          </table:table-cell>
          <table:table-cell table:style-name="ce1" table:formula="of:=POWER(6/6;([.C18]-3)/2)*POWER(5/6;([.C18]-3)/2)*(5/6)*[.$E$2]" office:value-type="float" office:value="5.89735006078593" calcext:value-type="float">
            <text:p>5,89735006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COUNTIF([.$B$1:.$B$1000];[.C19])" office:value-type="float" office:value="21" calcext:value-type="float">
            <text:p>21</text:p>
          </table:table-cell>
          <table:table-cell table:style-name="ce1" table:formula="of:=POWER(6/6;([.C19]-3)/2)*POWER(5/6;([.C19]-3)/2)*(5/6)*[.$E$2]" office:value-type="float" office:value="5.38351942966153" calcext:value-type="float">
            <text:p>5,38351942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COUNTIF([.$B$1:.$B$1000];[.C20])" office:value-type="float" office:value="15" calcext:value-type="float">
            <text:p>15</text:p>
          </table:table-cell>
          <table:table-cell table:style-name="ce1" table:formula="of:=POWER(6/6;([.C20]-3)/2)*POWER(5/6;([.C20]-3)/2)*(5/6)*[.$E$2]" office:value-type="float" office:value="4.91445838398827" calcext:value-type="float">
            <text:p>4,9144583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formula="of:=COUNTIF([.$B$1:.$B$1000];[.C21])" office:value-type="float" office:value="16" calcext:value-type="float">
            <text:p>16</text:p>
          </table:table-cell>
          <table:table-cell table:style-name="ce1" table:formula="of:=POWER(6/6;([.C21]-3)/2)*POWER(5/6;([.C21]-3)/2)*(5/6)*[.$E$2]" office:value-type="float" office:value="4.48626619138461" calcext:value-type="float">
            <text:p>4,48626619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COUNTIF([.$B$1:.$B$1000];[.C22])" office:value-type="float" office:value="15" calcext:value-type="float">
            <text:p>15</text:p>
          </table:table-cell>
          <table:table-cell table:style-name="ce1" table:formula="of:=POWER(6/6;([.C22]-3)/2)*POWER(5/6;([.C22]-3)/2)*(5/6)*[.$E$2]" office:value-type="float" office:value="4.09538198665689" calcext:value-type="float">
            <text:p>4,09538198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COUNTIF([.$B$1:.$B$1000];[.C23])" office:value-type="float" office:value="23" calcext:value-type="float">
            <text:p>23</text:p>
          </table:table-cell>
          <table:table-cell table:style-name="ce1" table:formula="of:=POWER(6/6;([.C23]-3)/2)*POWER(5/6;([.C23]-3)/2)*(5/6)*[.$E$2]" office:value-type="float" office:value="3.73855515948717" calcext:value-type="float">
            <text:p>3,73855515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table:formula="of:=COUNTIF([.$B$1:.$B$1000];[.C24])" office:value-type="float" office:value="13" calcext:value-type="float">
            <text:p>13</text:p>
          </table:table-cell>
          <table:table-cell table:style-name="ce1" table:formula="of:=POWER(6/6;([.C24]-3)/2)*POWER(5/6;([.C24]-3)/2)*(5/6)*[.$E$2]" office:value-type="float" office:value="3.41281832221408" calcext:value-type="float">
            <text:p>3,41281832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table:formula="of:=COUNTIF([.$B$1:.$B$1000];[.C25])" office:value-type="float" office:value="10" calcext:value-type="float">
            <text:p>10</text:p>
          </table:table-cell>
          <table:table-cell table:style-name="ce1" table:formula="of:=POWER(6/6;([.C25]-3)/2)*POWER(5/6;([.C25]-3)/2)*(5/6)*[.$E$2]" office:value-type="float" office:value="3.11546263290598" calcext:value-type="float">
            <text:p>3,11546263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COUNTIF([.$B$1:.$B$1000];[.C26])" office:value-type="float" office:value="13" calcext:value-type="float">
            <text:p>13</text:p>
          </table:table-cell>
          <table:table-cell table:style-name="ce1" table:formula="of:=POWER(6/6;([.C26]-3)/2)*POWER(5/6;([.C26]-3)/2)*(5/6)*[.$E$2]" office:value-type="float" office:value="2.84401526851173" calcext:value-type="float">
            <text:p>2,84401526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COUNTIF([.$B$1:.$B$1000];[.C27])" office:value-type="float" office:value="14" calcext:value-type="float">
            <text:p>14</text:p>
          </table:table-cell>
          <table:table-cell table:style-name="ce1" table:formula="of:=POWER(6/6;([.C27]-3)/2)*POWER(5/6;([.C27]-3)/2)*(5/6)*[.$E$2]" office:value-type="float" office:value="2.59621886075498" calcext:value-type="float">
            <text:p>2,59621886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COUNTIF([.$B$1:.$B$1000];[.C28])" office:value-type="float" office:value="8" calcext:value-type="float">
            <text:p>8</text:p>
          </table:table-cell>
          <table:table-cell table:style-name="ce1" table:formula="of:=POWER(6/6;([.C28]-3)/2)*POWER(5/6;([.C28]-3)/2)*(5/6)*[.$E$2]" office:value-type="float" office:value="2.37001272375978" calcext:value-type="float">
            <text:p>2,37001272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formula="of:=COUNTIF([.$B$1:.$B$1000];[.C29])" office:value-type="float" office:value="16" calcext:value-type="float">
            <text:p>16</text:p>
          </table:table-cell>
          <table:table-cell table:style-name="ce1" table:formula="of:=POWER(6/6;([.C29]-3)/2)*POWER(5/6;([.C29]-3)/2)*(5/6)*[.$E$2]" office:value-type="float" office:value="2.16351571729582" calcext:value-type="float">
            <text:p>2,16351571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COUNTIF([.$B$1:.$B$1000];[.C30])" office:value-type="float" office:value="13" calcext:value-type="float">
            <text:p>13</text:p>
          </table:table-cell>
          <table:table-cell table:style-name="ce1" table:formula="of:=POWER(6/6;([.C30]-3)/2)*POWER(5/6;([.C30]-3)/2)*(5/6)*[.$E$2]" office:value-type="float" office:value="1.97501060313315" calcext:value-type="float">
            <text:p>1,97501060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COUNTIF([.$B$1:.$B$1000];[.C31])" office:value-type="float" office:value="7" calcext:value-type="float">
            <text:p>7</text:p>
          </table:table-cell>
          <table:table-cell table:style-name="ce1" table:formula="of:=POWER(6/6;([.C31]-3)/2)*POWER(5/6;([.C31]-3)/2)*(5/6)*[.$E$2]" office:value-type="float" office:value="1.80292976441318" calcext:value-type="float">
            <text:p>1,80292976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COUNTIF([.$B$1:.$B$1000];[.C32])" office:value-type="float" office:value="11" calcext:value-type="float">
            <text:p>11</text:p>
          </table:table-cell>
          <table:table-cell table:style-name="ce1" table:formula="of:=POWER(6/6;([.C32]-3)/2)*POWER(5/6;([.C32]-3)/2)*(5/6)*[.$E$2]" office:value-type="float" office:value="1.64584216927762" calcext:value-type="float">
            <text:p>1,64584216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COUNTIF([.$B$1:.$B$1000];[.C33])" office:value-type="float" office:value="11" calcext:value-type="float">
            <text:p>11</text:p>
          </table:table-cell>
          <table:table-cell table:style-name="ce1" table:formula="of:=POWER(6/6;([.C33]-3)/2)*POWER(5/6;([.C33]-3)/2)*(5/6)*[.$E$2]" office:value-type="float" office:value="1.50244147034432" calcext:value-type="float">
            <text:p>1,50244147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COUNTIF([.$B$1:.$B$1000];[.C34])" office:value-type="float" office:value="13" calcext:value-type="float">
            <text:p>13</text:p>
          </table:table-cell>
          <table:table-cell table:style-name="ce1" table:formula="of:=POWER(6/6;([.C34]-3)/2)*POWER(5/6;([.C34]-3)/2)*(5/6)*[.$E$2]" office:value-type="float" office:value="1.37153514106469" calcext:value-type="float">
            <text:p>1,37153514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table:formula="of:=COUNTIF([.$B$1:.$B$1000];[.C35])" office:value-type="float" office:value="13" calcext:value-type="float">
            <text:p>13</text:p>
          </table:table-cell>
          <table:table-cell table:style-name="ce1" table:formula="of:=POWER(6/6;([.C35]-3)/2)*POWER(5/6;([.C35]-3)/2)*(5/6)*[.$E$2]" office:value-type="float" office:value="1.25203455862026" calcext:value-type="float">
            <text:p>1,25203455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COUNTIF([.$B$1:.$B$1000];[.C36])" office:value-type="float" office:value="14" calcext:value-type="float">
            <text:p>14</text:p>
          </table:table-cell>
          <table:table-cell table:style-name="ce1" table:formula="of:=POWER(6/6;([.C36]-3)/2)*POWER(5/6;([.C36]-3)/2)*(5/6)*[.$E$2]" office:value-type="float" office:value="1.14294595088724" calcext:value-type="float">
            <text:p>1,14294595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7" calcext:value-type="float">
            <text:p>187</text:p>
          </table:table-cell>
          <table:table-cell office:value-type="float" office:value="37" calcext:value-type="float">
            <text:p>37</text:p>
          </table:table-cell>
          <table:table-cell table:formula="of:=COUNTIF([.$B$1:.$B$1000];[.C37])" office:value-type="float" office:value="7" calcext:value-type="float">
            <text:p>7</text:p>
          </table:table-cell>
          <table:table-cell table:style-name="ce1" table:formula="of:=POWER(6/6;([.C37]-3)/2)*POWER(5/6;([.C37]-3)/2)*(5/6)*[.$E$2]" office:value-type="float" office:value="1.04336213218355" calcext:value-type="float">
            <text:p>1,04336213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formula="of:=COUNTIF([.$B$1:.$B$1000];[.C38])" office:value-type="float" office:value="7" calcext:value-type="float">
            <text:p>7</text:p>
          </table:table-cell>
          <table:table-cell table:style-name="ce1" table:formula="of:=POWER(6/6;([.C38]-3)/2)*POWER(5/6;([.C38]-3)/2)*(5/6)*[.$E$2]" office:value-type="float" office:value="0.952454959072699" calcext:value-type="float">
            <text:p>0,95245495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formula="of:=COUNTIF([.$B$1:.$B$1000];[.C39])" office:value-type="float" office:value="8" calcext:value-type="float">
            <text:p>8</text:p>
          </table:table-cell>
          <table:table-cell table:style-name="ce1" table:formula="of:=POWER(6/6;([.C39]-3)/2)*POWER(5/6;([.C39]-3)/2)*(5/6)*[.$E$2]" office:value-type="float" office:value="0.869468443486295" calcext:value-type="float">
            <text:p>0,86946844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formula="of:=COUNTIF([.$B$1:.$B$1000];[.C40])" office:value-type="float" office:value="6" calcext:value-type="float">
            <text:p>6</text:p>
          </table:table-cell>
          <table:table-cell table:style-name="ce1" table:formula="of:=POWER(6/6;([.C40]-3)/2)*POWER(5/6;([.C40]-3)/2)*(5/6)*[.$E$2]" office:value-type="float" office:value="0.793712465893916" calcext:value-type="float">
            <text:p>0,79371246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COUNTIF([.$B$1:.$B$1000];[.C41])" office:value-type="float" office:value="8" calcext:value-type="float">
            <text:p>8</text:p>
          </table:table-cell>
          <table:table-cell table:style-name="ce1" table:formula="of:=POWER(6/6;([.C41]-3)/2)*POWER(5/6;([.C41]-3)/2)*(5/6)*[.$E$2]" office:value-type="float" office:value="0.724557036238579" calcext:value-type="float">
            <text:p>0,72455703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table:formula="of:=COUNTIF([.$B$1:.$B$1000];[.C42])" office:value-type="float" office:value="11" calcext:value-type="float">
            <text:p>11</text:p>
          </table:table-cell>
          <table:table-cell table:style-name="ce1" table:formula="of:=POWER(6/6;([.C42]-3)/2)*POWER(5/6;([.C42]-3)/2)*(5/6)*[.$E$2]" office:value-type="float" office:value="0.661427054911596" calcext:value-type="float">
            <text:p>0,66142705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formula="of:=COUNTIF([.$B$1:.$B$1000];[.C43])" office:value-type="float" office:value="9" calcext:value-type="float">
            <text:p>9</text:p>
          </table:table-cell>
          <table:table-cell table:style-name="ce1" table:formula="of:=POWER(6/6;([.C43]-3)/2)*POWER(5/6;([.C43]-3)/2)*(5/6)*[.$E$2]" office:value-type="float" office:value="0.603797530198816" calcext:value-type="float">
            <text:p>0,60379753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formula="of:=COUNTIF([.$B$1:.$B$1000];[.C44])" office:value-type="float" office:value="5" calcext:value-type="float">
            <text:p>5</text:p>
          </table:table-cell>
          <table:table-cell table:style-name="ce1" table:formula="of:=POWER(6/6;([.C44]-3)/2)*POWER(5/6;([.C44]-3)/2)*(5/6)*[.$E$2]" office:value-type="float" office:value="0.55118921242633" calcext:value-type="float">
            <text:p>0,55118921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COUNTIF([.$B$1:.$B$1000];[.C45])" office:value-type="float" office:value="11" calcext:value-type="float">
            <text:p>11</text:p>
          </table:table-cell>
          <table:table-cell table:style-name="ce1" table:formula="of:=POWER(6/6;([.C45]-3)/2)*POWER(5/6;([.C45]-3)/2)*(5/6)*[.$E$2]" office:value-type="float" office:value="0.503164608499013" calcext:value-type="float">
            <text:p>0,50316460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table:formula="of:=COUNTIF([.$B$1:.$B$1000];[.C46])" office:value-type="float" office:value="8" calcext:value-type="float">
            <text:p>8</text:p>
          </table:table-cell>
          <table:table-cell table:style-name="ce1" table:formula="of:=POWER(6/6;([.C46]-3)/2)*POWER(5/6;([.C46]-3)/2)*(5/6)*[.$E$2]" office:value-type="float" office:value="0.459324343688609" calcext:value-type="float">
            <text:p>0,45932434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COUNTIF([.$B$1:.$B$1000];[.C47])" office:value-type="float" office:value="7" calcext:value-type="float">
            <text:p>7</text:p>
          </table:table-cell>
          <table:table-cell table:style-name="ce1" table:formula="of:=POWER(6/6;([.C47]-3)/2)*POWER(5/6;([.C47]-3)/2)*(5/6)*[.$E$2]" office:value-type="float" office:value="0.419303840415844" calcext:value-type="float">
            <text:p>0,41930384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COUNTIF([.$B$1:.$B$1000];[.C48])" office:value-type="float" office:value="10" calcext:value-type="float">
            <text:p>10</text:p>
          </table:table-cell>
          <table:table-cell table:style-name="ce1" table:formula="of:=POWER(6/6;([.C48]-3)/2)*POWER(5/6;([.C48]-3)/2)*(5/6)*[.$E$2]" office:value-type="float" office:value="0.382770286407174" calcext:value-type="float">
            <text:p>0,38277028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table:formula="of:=COUNTIF([.$B$1:.$B$1000];[.C49])" office:value-type="float" office:value="7" calcext:value-type="float">
            <text:p>7</text:p>
          </table:table-cell>
          <table:table-cell table:style-name="ce1" table:formula="of:=POWER(6/6;([.C49]-3)/2)*POWER(5/6;([.C49]-3)/2)*(5/6)*[.$E$2]" office:value-type="float" office:value="0.349419867013204" calcext:value-type="float">
            <text:p>0,3494198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formula="of:=COUNTIF([.$B$1:.$B$1000];[.C50])" office:value-type="float" office:value="7" calcext:value-type="float">
            <text:p>7</text:p>
          </table:table-cell>
          <table:table-cell table:style-name="ce1" table:formula="of:=POWER(6/6;([.C50]-3)/2)*POWER(5/6;([.C50]-3)/2)*(5/6)*[.$E$2]" office:value-type="float" office:value="0.318975238672645" calcext:value-type="float">
            <text:p>0,31897523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COUNTIF([.$B$1:.$B$1000];[.C51])" office:value-type="float" office:value="9" calcext:value-type="float">
            <text:p>9</text:p>
          </table:table-cell>
          <table:table-cell table:style-name="ce1" table:formula="of:=POWER(6/6;([.C51]-3)/2)*POWER(5/6;([.C51]-3)/2)*(5/6)*[.$E$2]" office:value-type="float" office:value="0.291183222511003" calcext:value-type="float">
            <text:p>0,29118322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COUNTIF([.$B$1:.$B$1000];[.C52])" office:value-type="float" office:value="7" calcext:value-type="float">
            <text:p>7</text:p>
          </table:table-cell>
          <table:table-cell table:style-name="ce1" table:formula="of:=POWER(6/6;([.C52]-3)/2)*POWER(5/6;([.C52]-3)/2)*(5/6)*[.$E$2]" office:value-type="float" office:value="0.265812698893871" calcext:value-type="float">
            <text:p>0,26581269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formula="of:=COUNTIF([.$B$1:.$B$1000];[.C53])" office:value-type="float" office:value="9" calcext:value-type="float">
            <text:p>9</text:p>
          </table:table-cell>
          <table:table-cell table:style-name="ce1" table:formula="of:=POWER(6/6;([.C53]-3)/2)*POWER(5/6;([.C53]-3)/2)*(5/6)*[.$E$2]" office:value-type="float" office:value="0.242652685425836" calcext:value-type="float">
            <text:p>0,24265268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formula="of:=COUNTIF([.$B$1:.$B$1000];[.C54])" office:value-type="float" office:value="5" calcext:value-type="float">
            <text:p>5</text:p>
          </table:table-cell>
          <table:table-cell table:style-name="ce1" table:formula="of:=POWER(6/6;([.C54]-3)/2)*POWER(5/6;([.C54]-3)/2)*(5/6)*[.$E$2]" office:value-type="float" office:value="0.221510582411559" calcext:value-type="float">
            <text:p>0,22151058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COUNTIF([.$B$1:.$B$1000];[.C55])" office:value-type="float" office:value="4" calcext:value-type="float">
            <text:p>4</text:p>
          </table:table-cell>
          <table:table-cell table:style-name="ce1" table:formula="of:=POWER(6/6;([.C55]-3)/2)*POWER(5/6;([.C55]-3)/2)*(5/6)*[.$E$2]" office:value-type="float" office:value="0.202210571188197" calcext:value-type="float">
            <text:p>0,20221057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formula="of:=COUNTIF([.$B$1:.$B$1000];[.C56])" office:value-type="float" office:value="4" calcext:value-type="float">
            <text:p>4</text:p>
          </table:table-cell>
          <table:table-cell table:style-name="ce1" table:formula="of:=POWER(6/6;([.C56]-3)/2)*POWER(5/6;([.C56]-3)/2)*(5/6)*[.$E$2]" office:value-type="float" office:value="0.184592152009633" calcext:value-type="float">
            <text:p>0,1845921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table:formula="of:=COUNTIF([.$B$1:.$B$1000];[.C57])" office:value-type="float" office:value="5" calcext:value-type="float">
            <text:p>5</text:p>
          </table:table-cell>
          <table:table-cell table:style-name="ce1" table:formula="of:=POWER(6/6;([.C57]-3)/2)*POWER(5/6;([.C57]-3)/2)*(5/6)*[.$E$2]" office:value-type="float" office:value="0.168508809323497" calcext:value-type="float">
            <text:p>0,16850880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formula="of:=COUNTIF([.$B$1:.$B$1000];[.C58])" office:value-type="float" office:value="5" calcext:value-type="float">
            <text:p>5</text:p>
          </table:table-cell>
          <table:table-cell table:style-name="ce1" table:formula="of:=POWER(6/6;([.C58]-3)/2)*POWER(5/6;([.C58]-3)/2)*(5/6)*[.$E$2]" office:value-type="float" office:value="0.15382679334136" calcext:value-type="float">
            <text:p>0,15382679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table:formula="of:=COUNTIF([.$B$1:.$B$1000];[.C59])" office:value-type="float" office:value="9" calcext:value-type="float">
            <text:p>9</text:p>
          </table:table-cell>
          <table:table-cell table:style-name="ce1" table:formula="of:=POWER(6/6;([.C59]-3)/2)*POWER(5/6;([.C59]-3)/2)*(5/6)*[.$E$2]" office:value-type="float" office:value="0.140424007769581" calcext:value-type="float">
            <text:p>0,14042400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formula="of:=COUNTIF([.$B$1:.$B$1000];[.C60])" office:value-type="float" office:value="7" calcext:value-type="float">
            <text:p>7</text:p>
          </table:table-cell>
          <table:table-cell table:style-name="ce1" table:formula="of:=POWER(6/6;([.C60]-3)/2)*POWER(5/6;([.C60]-3)/2)*(5/6)*[.$E$2]" office:value-type="float" office:value="0.128188994451134" calcext:value-type="float">
            <text:p>0,12818899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table:formula="of:=COUNTIF([.$B$1:.$B$1000];[.C61])" office:value-type="float" office:value="4" calcext:value-type="float">
            <text:p>4</text:p>
          </table:table-cell>
          <table:table-cell table:style-name="ce1" table:formula="of:=POWER(6/6;([.C61]-3)/2)*POWER(5/6;([.C61]-3)/2)*(5/6)*[.$E$2]" office:value-type="float" office:value="0.117020006474651" calcext:value-type="float">
            <text:p>0,11702000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table:formula="of:=COUNTIF([.$B$1:.$B$1000];[.C62])" office:value-type="float" office:value="7" calcext:value-type="float">
            <text:p>7</text:p>
          </table:table-cell>
          <table:table-cell table:style-name="ce1" table:formula="of:=POWER(6/6;([.C62]-3)/2)*POWER(5/6;([.C62]-3)/2)*(5/6)*[.$E$2]" office:value-type="float" office:value="0.106824162042611" calcext:value-type="float">
            <text:p>0,1068241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table:formula="of:=COUNTIF([.$B$1:.$B$1000];[.C63])" office:value-type="float" office:value="8" calcext:value-type="float">
            <text:p>8</text:p>
          </table:table-cell>
          <table:table-cell table:style-name="ce1" table:formula="of:=POWER(6/6;([.C63]-3)/2)*POWER(5/6;([.C63]-3)/2)*(5/6)*[.$E$2]" office:value-type="float" office:value="0.097516672062209" calcext:value-type="float">
            <text:p>0,09751667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formula="of:=COUNTIF([.$B$1:.$B$1000];[.C64])" office:value-type="float" office:value="6" calcext:value-type="float">
            <text:p>6</text:p>
          </table:table-cell>
          <table:table-cell table:style-name="ce1" table:formula="of:=POWER(6/6;([.C64]-3)/2)*POWER(5/6;([.C64]-3)/2)*(5/6)*[.$E$2]" office:value-type="float" office:value="0.0890201350355095" calcext:value-type="float">
            <text:p>0,0890201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formula="of:=COUNTIF([.$B$1:.$B$1000];[.C65])" office:value-type="float" office:value="5" calcext:value-type="float">
            <text:p>5</text:p>
          </table:table-cell>
          <table:table-cell table:style-name="ce1" table:formula="of:=POWER(6/6;([.C65]-3)/2)*POWER(5/6;([.C65]-3)/2)*(5/6)*[.$E$2]" office:value-type="float" office:value="0.0812638933851742" calcext:value-type="float">
            <text:p>0,08126389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formula="of:=COUNTIF([.$B$1:.$B$1000];[.C66])" office:value-type="float" office:value="5" calcext:value-type="float">
            <text:p>5</text:p>
          </table:table-cell>
          <table:table-cell table:style-name="ce1" table:formula="of:=POWER(6/6;([.C66]-3)/2)*POWER(5/6;([.C66]-3)/2)*(5/6)*[.$E$2]" office:value-type="float" office:value="0.0741834458629246" calcext:value-type="float">
            <text:p>0,07418344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formula="of:=COUNTIF([.$B$1:.$B$1000];[.C67])" office:value-type="float" office:value="5" calcext:value-type="float">
            <text:p>5</text:p>
          </table:table-cell>
          <table:table-cell table:style-name="ce1" table:formula="of:=POWER(6/6;([.C67]-3)/2)*POWER(5/6;([.C67]-3)/2)*(5/6)*[.$E$2]" office:value-type="float" office:value="0.0677199111543118" calcext:value-type="float">
            <text:p>0,0677199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formula="of:=COUNTIF([.$B$1:.$B$1000];[.C68])" office:value-type="float" office:value="5" calcext:value-type="float">
            <text:p>5</text:p>
          </table:table-cell>
          <table:table-cell table:style-name="ce1" table:formula="of:=POWER(6/6;([.C68]-3)/2)*POWER(5/6;([.C68]-3)/2)*(5/6)*[.$E$2]" office:value-type="float" office:value="0.0618195382191038" calcext:value-type="float">
            <text:p>0,06181953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COUNTIF([.$B$1:.$B$1000];[.C69])" office:value-type="float" office:value="6" calcext:value-type="float">
            <text:p>6</text:p>
          </table:table-cell>
          <table:table-cell table:style-name="ce1" table:formula="of:=POWER(6/6;([.C69]-3)/2)*POWER(5/6;([.C69]-3)/2)*(5/6)*[.$E$2]" office:value-type="float" office:value="0.0564332592952599" calcext:value-type="float">
            <text:p>0,05643325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table:formula="of:=COUNTIF([.$B$1:.$B$1000];[.C70])" office:value-type="float" office:value="7" calcext:value-type="float">
            <text:p>7</text:p>
          </table:table-cell>
          <table:table-cell table:style-name="ce1" table:formula="of:=POWER(6/6;([.C70]-3)/2)*POWER(5/6;([.C70]-3)/2)*(5/6)*[.$E$2]" office:value-type="float" office:value="0.0515162818492532" calcext:value-type="float">
            <text:p>0,05151628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table:formula="of:=COUNTIF([.$B$1:.$B$1000];[.C71])" office:value-type="float" office:value="7" calcext:value-type="float">
            <text:p>7</text:p>
          </table:table-cell>
          <table:table-cell table:style-name="ce1" table:formula="of:=POWER(6/6;([.C71]-3)/2)*POWER(5/6;([.C71]-3)/2)*(5/6)*[.$E$2]" office:value-type="float" office:value="0.0470277160793832" calcext:value-type="float">
            <text:p>0,04702771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table:formula="of:=COUNTIF([.$B$1:.$B$1000];[.C72])" office:value-type="float" office:value="4" calcext:value-type="float">
            <text:p>4</text:p>
          </table:table-cell>
          <table:table-cell table:style-name="ce1" table:formula="of:=POWER(6/6;([.C72]-3)/2)*POWER(5/6;([.C72]-3)/2)*(5/6)*[.$E$2]" office:value-type="float" office:value="0.0429302348743777" calcext:value-type="float">
            <text:p>0,04293023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formula="of:=COUNTIF([.$B$1:.$B$1000];[.C73])" office:value-type="float" office:value="4" calcext:value-type="float">
            <text:p>4</text:p>
          </table:table-cell>
          <table:table-cell table:style-name="ce1" table:formula="of:=POWER(6/6;([.C73]-3)/2)*POWER(5/6;([.C73]-3)/2)*(5/6)*[.$E$2]" office:value-type="float" office:value="0.039189763399486" calcext:value-type="float">
            <text:p>0,03918976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COUNTIF([.$B$1:.$B$1000];[.C74])" office:value-type="float" office:value="8" calcext:value-type="float">
            <text:p>8</text:p>
          </table:table-cell>
          <table:table-cell table:style-name="ce1" table:formula="of:=POWER(6/6;([.C74]-3)/2)*POWER(5/6;([.C74]-3)/2)*(5/6)*[.$E$2]" office:value-type="float" office:value="0.0357751957286481" calcext:value-type="float">
            <text:p>0,03577519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table:formula="of:=COUNTIF([.$B$1:.$B$1000];[.C75])" office:value-type="float" office:value="5" calcext:value-type="float">
            <text:p>5</text:p>
          </table:table-cell>
          <table:table-cell table:style-name="ce1" table:formula="of:=POWER(6/6;([.C75]-3)/2)*POWER(5/6;([.C75]-3)/2)*(5/6)*[.$E$2]" office:value-type="float" office:value="0.0326581361662384" calcext:value-type="float">
            <text:p>0,03265813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table:formula="of:=COUNTIF([.$B$1:.$B$1000];[.C76])" office:value-type="float" office:value="2" calcext:value-type="float">
            <text:p>2</text:p>
          </table:table-cell>
          <table:table-cell table:style-name="ce1" table:formula="of:=POWER(6/6;([.C76]-3)/2)*POWER(5/6;([.C76]-3)/2)*(5/6)*[.$E$2]" office:value-type="float" office:value="0.0298126631072067" calcext:value-type="float">
            <text:p>0,02981266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table:formula="of:=COUNTIF([.$B$1:.$B$1000];[.C77])" office:value-type="float" office:value="5" calcext:value-type="float">
            <text:p>5</text:p>
          </table:table-cell>
          <table:table-cell table:style-name="ce1" table:formula="of:=POWER(6/6;([.C77]-3)/2)*POWER(5/6;([.C77]-3)/2)*(5/6)*[.$E$2]" office:value-type="float" office:value="0.0272151134718653" calcext:value-type="float">
            <text:p>0,02721511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formula="of:=COUNTIF([.$B$1:.$B$1000];[.C78])" office:value-type="float" office:value="4" calcext:value-type="float">
            <text:p>4</text:p>
          </table:table-cell>
          <table:table-cell table:style-name="ce1" table:formula="of:=POWER(6/6;([.C78]-3)/2)*POWER(5/6;([.C78]-3)/2)*(5/6)*[.$E$2]" office:value-type="float" office:value="0.0248438859226723" calcext:value-type="float">
            <text:p>0,02484388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formula="of:=COUNTIF([.$B$1:.$B$1000];[.C79])" office:value-type="float" office:value="3" calcext:value-type="float">
            <text:p>3</text:p>
          </table:table-cell>
          <table:table-cell table:style-name="ce1" table:formula="of:=POWER(6/6;([.C79]-3)/2)*POWER(5/6;([.C79]-3)/2)*(5/6)*[.$E$2]" office:value-type="float" office:value="0.0226792612265544" calcext:value-type="float">
            <text:p>0,02267926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COUNTIF([.$B$1:.$B$1000];[.C80])" office:value-type="float" office:value="1" calcext:value-type="float">
            <text:p>1</text:p>
          </table:table-cell>
          <table:table-cell table:style-name="ce1" table:formula="of:=POWER(6/6;([.C80]-3)/2)*POWER(5/6;([.C80]-3)/2)*(5/6)*[.$E$2]" office:value-type="float" office:value="0.0207032382688936" calcext:value-type="float">
            <text:p>0,02070323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table:formula="of:=COUNTIF([.$B$1:.$B$1000];[.C81])" office:value-type="float" office:value="6" calcext:value-type="float">
            <text:p>6</text:p>
          </table:table-cell>
          <table:table-cell table:style-name="ce1" table:formula="of:=POWER(6/6;([.C81]-3)/2)*POWER(5/6;([.C81]-3)/2)*(5/6)*[.$E$2]" office:value-type="float" office:value="0.018899384355462" calcext:value-type="float">
            <text:p>0,01889938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table:formula="of:=COUNTIF([.$B$1:.$B$1000];[.C82])" office:value-type="float" office:value="2" calcext:value-type="float">
            <text:p>2</text:p>
          </table:table-cell>
          <table:table-cell table:style-name="ce1" table:formula="of:=POWER(6/6;([.C82]-3)/2)*POWER(5/6;([.C82]-3)/2)*(5/6)*[.$E$2]" office:value-type="float" office:value="0.0172526985574113" calcext:value-type="float">
            <text:p>0,01725269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table:formula="of:=COUNTIF([.$B$1:.$B$1000];[.C83])" office:value-type="float" office:value="5" calcext:value-type="float">
            <text:p>5</text:p>
          </table:table-cell>
          <table:table-cell table:style-name="ce1" table:formula="of:=POWER(6/6;([.C83]-3)/2)*POWER(5/6;([.C83]-3)/2)*(5/6)*[.$E$2]" office:value-type="float" office:value="0.015749486962885" calcext:value-type="float">
            <text:p>0,0157494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table:formula="of:=COUNTIF([.$B$1:.$B$1000];[.C84])" office:value-type="float" office:value="4" calcext:value-type="float">
            <text:p>4</text:p>
          </table:table-cell>
          <table:table-cell table:style-name="ce1" table:formula="of:=POWER(6/6;([.C84]-3)/2)*POWER(5/6;([.C84]-3)/2)*(5/6)*[.$E$2]" office:value-type="float" office:value="0.0143772487978428" calcext:value-type="float">
            <text:p>0,01437724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formula="of:=COUNTIF([.$B$1:.$B$1000];[.C85])" office:value-type="float" office:value="1" calcext:value-type="float">
            <text:p>1</text:p>
          </table:table-cell>
          <table:table-cell table:style-name="ce1" table:formula="of:=POWER(6/6;([.C85]-3)/2)*POWER(5/6;([.C85]-3)/2)*(5/6)*[.$E$2]" office:value-type="float" office:value="0.0131245724690708" calcext:value-type="float">
            <text:p>0,01312457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table:formula="of:=COUNTIF([.$B$1:.$B$1000];[.C86])" office:value-type="float" office:value="3" calcext:value-type="float">
            <text:p>3</text:p>
          </table:table-cell>
          <table:table-cell table:style-name="ce1" table:formula="of:=POWER(6/6;([.C86]-3)/2)*POWER(5/6;([.C86]-3)/2)*(5/6)*[.$E$2]" office:value-type="float" office:value="0.011981040664869" calcext:value-type="float">
            <text:p>0,01198104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formula="of:=COUNTIF([.$B$1:.$B$1000];[.C87])" office:value-type="float" office:value="2" calcext:value-type="float">
            <text:p>2</text:p>
          </table:table-cell>
          <table:table-cell table:style-name="ce1" table:formula="of:=POWER(6/6;([.C87]-3)/2)*POWER(5/6;([.C87]-3)/2)*(5/6)*[.$E$2]" office:value-type="float" office:value="0.0109371437242257" calcext:value-type="float">
            <text:p>0,01093714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formula="of:=COUNTIF([.$B$1:.$B$1000];[.C88])" office:value-type="float" office:value="1" calcext:value-type="float">
            <text:p>1</text:p>
          </table:table-cell>
          <table:table-cell table:style-name="ce1" table:formula="of:=POWER(6/6;([.C88]-3)/2)*POWER(5/6;([.C88]-3)/2)*(5/6)*[.$E$2]" office:value-type="float" office:value="0.00998420055405746" calcext:value-type="float">
            <text:p>0,0099842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table:formula="of:=COUNTIF([.$B$1:.$B$1000];[.C89])" office:value-type="float" office:value="2" calcext:value-type="float">
            <text:p>2</text:p>
          </table:table-cell>
          <table:table-cell table:style-name="ce1" table:formula="of:=POWER(6/6;([.C89]-3)/2)*POWER(5/6;([.C89]-3)/2)*(5/6)*[.$E$2]" office:value-type="float" office:value="0.00911428643685475" calcext:value-type="float">
            <text:p>0,00911428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formula="of:=COUNTIF([.$B$1:.$B$1000];[.C90])" office:value-type="float" office:value="3" calcext:value-type="float">
            <text:p>3</text:p>
          </table:table-cell>
          <table:table-cell table:style-name="ce1" table:formula="of:=POWER(6/6;([.C90]-3)/2)*POWER(5/6;([.C90]-3)/2)*(5/6)*[.$E$2]" office:value-type="float" office:value="0.00832016712838122" calcext:value-type="float">
            <text:p>0,00832016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table:formula="of:=COUNTIF([.$B$1:.$B$1000];[.C91])" office:value-type="float" office:value="0" calcext:value-type="float">
            <text:p>0</text:p>
          </table:table-cell>
          <table:table-cell table:style-name="ce1" table:formula="of:=POWER(6/6;([.C91]-3)/2)*POWER(5/6;([.C91]-3)/2)*(5/6)*[.$E$2]" office:value-type="float" office:value="0.00759523869737896" calcext:value-type="float">
            <text:p>0,00759523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table:formula="of:=COUNTIF([.$B$1:.$B$1000];[.C92])" office:value-type="float" office:value="4" calcext:value-type="float">
            <text:p>4</text:p>
          </table:table-cell>
          <table:table-cell table:style-name="ce1" table:formula="of:=POWER(6/6;([.C92]-3)/2)*POWER(5/6;([.C92]-3)/2)*(5/6)*[.$E$2]" office:value-type="float" office:value="0.00693347260698435" calcext:value-type="float">
            <text:p>0,00693347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formula="of:=COUNTIF([.$B$1:.$B$1000];[.C93])" office:value-type="float" office:value="3" calcext:value-type="float">
            <text:p>3</text:p>
          </table:table-cell>
          <table:table-cell table:style-name="ce1" table:formula="of:=POWER(6/6;([.C93]-3)/2)*POWER(5/6;([.C93]-3)/2)*(5/6)*[.$E$2]" office:value-type="float" office:value="0.00632936558114914" calcext:value-type="float">
            <text:p>0,00632936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table:formula="of:=COUNTIF([.$B$1:.$B$1000];[.C94])" office:value-type="float" office:value="2" calcext:value-type="float">
            <text:p>2</text:p>
          </table:table-cell>
          <table:table-cell table:style-name="ce1" table:formula="of:=POWER(6/6;([.C94]-3)/2)*POWER(5/6;([.C94]-3)/2)*(5/6)*[.$E$2]" office:value-type="float" office:value="0.00577789383915363" calcext:value-type="float">
            <text:p>0,00577789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table:formula="of:=COUNTIF([.$B$1:.$B$1000];[.C95])" office:value-type="float" office:value="3" calcext:value-type="float">
            <text:p>3</text:p>
          </table:table-cell>
          <table:table-cell table:style-name="ce1" table:formula="of:=POWER(6/6;([.C95]-3)/2)*POWER(5/6;([.C95]-3)/2)*(5/6)*[.$E$2]" office:value-type="float" office:value="0.00527447131762428" calcext:value-type="float">
            <text:p>0,00527447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table:formula="of:=COUNTIF([.$B$1:.$B$1000];[.C96])" office:value-type="float" office:value="3" calcext:value-type="float">
            <text:p>3</text:p>
          </table:table-cell>
          <table:table-cell table:style-name="ce1" table:formula="of:=POWER(6/6;([.C96]-3)/2)*POWER(5/6;([.C96]-3)/2)*(5/6)*[.$E$2]" office:value-type="float" office:value="0.00481491153262802" calcext:value-type="float">
            <text:p>0,00481491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table:formula="of:=COUNTIF([.$B$1:.$B$1000];[.C97])" office:value-type="float" office:value="2" calcext:value-type="float">
            <text:p>2</text:p>
          </table:table-cell>
          <table:table-cell table:style-name="ce1" table:formula="of:=POWER(6/6;([.C97]-3)/2)*POWER(5/6;([.C97]-3)/2)*(5/6)*[.$E$2]" office:value-type="float" office:value="0.0043953927646869" calcext:value-type="float">
            <text:p>0,00439539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table:formula="of:=COUNTIF([.$B$1:.$B$1000];[.C98])" office:value-type="float" office:value="1" calcext:value-type="float">
            <text:p>1</text:p>
          </table:table-cell>
          <table:table-cell table:style-name="ce1" table:formula="of:=POWER(6/6;([.C98]-3)/2)*POWER(5/6;([.C98]-3)/2)*(5/6)*[.$E$2]" office:value-type="float" office:value="0.00401242627719002" calcext:value-type="float">
            <text:p>0,00401242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COUNTIF([.$B$1:.$B$1000];[.C99])" office:value-type="float" office:value="3" calcext:value-type="float">
            <text:p>3</text:p>
          </table:table-cell>
          <table:table-cell table:style-name="ce1" table:formula="of:=POWER(6/6;([.C99]-3)/2)*POWER(5/6;([.C99]-3)/2)*(5/6)*[.$E$2]" office:value-type="float" office:value="0.00366282730390575" calcext:value-type="float">
            <text:p>0,00366282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COUNTIF([.$B$1:.$B$1000];[.C100])" office:value-type="float" office:value="1" calcext:value-type="float">
            <text:p>1</text:p>
          </table:table-cell>
          <table:table-cell table:style-name="ce1" table:formula="of:=POWER(6/6;([.C100]-3)/2)*POWER(5/6;([.C100]-3)/2)*(5/6)*[.$E$2]" office:value-type="float" office:value="0.00334368856432502" calcext:value-type="float">
            <text:p>0,00334368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table:formula="of:=COUNTIF([.$B$1:.$B$1000];[.C101])" office:value-type="float" office:value="1" calcext:value-type="float">
            <text:p>1</text:p>
          </table:table-cell>
          <table:table-cell table:style-name="ce1" table:formula="of:=POWER(6/6;([.C101]-3)/2)*POWER(5/6;([.C101]-3)/2)*(5/6)*[.$E$2]" office:value-type="float" office:value="0.00305235608658813" calcext:value-type="float">
            <text:p>0,00305235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formula="of:=COUNTIF([.$B$1:.$B$1000];[.C102])" office:value-type="float" office:value="6" calcext:value-type="float">
            <text:p>6</text:p>
          </table:table-cell>
          <table:table-cell table:style-name="ce1" table:formula="of:=POWER(6/6;([.C102]-3)/2)*POWER(5/6;([.C102]-3)/2)*(5/6)*[.$E$2]" office:value-type="float" office:value="0.00278640713693751" calcext:value-type="float">
            <text:p>0,00278640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table:formula="of:=COUNTIF([.$B$1:.$B$1000];[.C103])" office:value-type="float" office:value="2" calcext:value-type="float">
            <text:p>2</text:p>
          </table:table-cell>
          <table:table-cell table:style-name="ce1" table:formula="of:=POWER(6/6;([.C103]-3)/2)*POWER(5/6;([.C103]-3)/2)*(5/6)*[.$E$2]" office:value-type="float" office:value="0.00254363007215677" calcext:value-type="float">
            <text:p>0,00254363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table:formula="of:=COUNTIF([.$B$1:.$B$1000];[.C104])" office:value-type="float" office:value="0" calcext:value-type="float">
            <text:p>0</text:p>
          </table:table-cell>
          <table:table-cell table:style-name="ce1" table:formula="of:=POWER(6/6;([.C104]-3)/2)*POWER(5/6;([.C104]-3)/2)*(5/6)*[.$E$2]" office:value-type="float" office:value="0.00232200594744793" calcext:value-type="float">
            <text:p>0,00232200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table:formula="of:=COUNTIF([.$B$1:.$B$1000];[.C105])" office:value-type="float" office:value="7" calcext:value-type="float">
            <text:p>7</text:p>
          </table:table-cell>
          <table:table-cell table:style-name="ce1" table:formula="of:=POWER(6/6;([.C105]-3)/2)*POWER(5/6;([.C105]-3)/2)*(5/6)*[.$E$2]" office:value-type="float" office:value="0.00211969172679731" calcext:value-type="float">
            <text:p>0,00211969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formula="of:=COUNTIF([.$B$1:.$B$1000];[.C106])" office:value-type="float" office:value="2" calcext:value-type="float">
            <text:p>2</text:p>
          </table:table-cell>
          <table:table-cell table:style-name="ce1" table:formula="of:=POWER(6/6;([.C106]-3)/2)*POWER(5/6;([.C106]-3)/2)*(5/6)*[.$E$2]" office:value-type="float" office:value="0.00193500495620661" calcext:value-type="float">
            <text:p>0,0019350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table:formula="of:=COUNTIF([.$B$1:.$B$1000];[.C107])" office:value-type="float" office:value="0" calcext:value-type="float">
            <text:p>0</text:p>
          </table:table-cell>
          <table:table-cell table:style-name="ce1" table:formula="of:=POWER(6/6;([.C107]-3)/2)*POWER(5/6;([.C107]-3)/2)*(5/6)*[.$E$2]" office:value-type="float" office:value="0.00176640977233109" calcext:value-type="float">
            <text:p>0,00176640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formula="of:=COUNTIF([.$B$1:.$B$1000];[.C108])" office:value-type="float" office:value="1" calcext:value-type="float">
            <text:p>1</text:p>
          </table:table-cell>
          <table:table-cell table:style-name="ce1" table:formula="of:=POWER(6/6;([.C108]-3)/2)*POWER(5/6;([.C108]-3)/2)*(5/6)*[.$E$2]" office:value-type="float" office:value="0.00161250413017217" calcext:value-type="float">
            <text:p>0,00161250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table:formula="of:=COUNTIF([.$B$1:.$B$1000];[.C109])" office:value-type="float" office:value="2" calcext:value-type="float">
            <text:p>2</text:p>
          </table:table-cell>
          <table:table-cell table:style-name="ce1" table:formula="of:=POWER(6/6;([.C109]-3)/2)*POWER(5/6;([.C109]-3)/2)*(5/6)*[.$E$2]" office:value-type="float" office:value="0.00147200814360924" calcext:value-type="float">
            <text:p>0,00147200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table:formula="of:=COUNTIF([.$B$1:.$B$1000];[.C110])" office:value-type="float" office:value="3" calcext:value-type="float">
            <text:p>3</text:p>
          </table:table-cell>
          <table:table-cell table:style-name="ce1" table:formula="of:=POWER(6/6;([.C110]-3)/2)*POWER(5/6;([.C110]-3)/2)*(5/6)*[.$E$2]" office:value-type="float" office:value="0.00134375344181014" calcext:value-type="float">
            <text:p>0,00134375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formula="of:=COUNTIF([.$B$1:.$B$1000];[.C111])" office:value-type="float" office:value="2" calcext:value-type="float">
            <text:p>2</text:p>
          </table:table-cell>
          <table:table-cell table:style-name="ce1" table:formula="of:=POWER(6/6;([.C111]-3)/2)*POWER(5/6;([.C111]-3)/2)*(5/6)*[.$E$2]" office:value-type="float" office:value="0.0012266734530077" calcext:value-type="float">
            <text:p>0,00122667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formula="of:=COUNTIF([.$B$1:.$B$1000];[.C112])" office:value-type="float" office:value="2" calcext:value-type="float">
            <text:p>2</text:p>
          </table:table-cell>
          <table:table-cell table:style-name="ce1" table:formula="of:=POWER(6/6;([.C112]-3)/2)*POWER(5/6;([.C112]-3)/2)*(5/6)*[.$E$2]" office:value-type="float" office:value="0.00111979453484179" calcext:value-type="float">
            <text:p>0,001119794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9" calcext:value-type="float">
            <text:p>149</text:p>
          </table:table-cell>
          <table:table-cell office:value-type="float" office:value="113" calcext:value-type="float">
            <text:p>113</text:p>
          </table:table-cell>
          <table:table-cell table:formula="of:=COUNTIF([.$B$1:.$B$1000];[.C113])" office:value-type="float" office:value="2" calcext:value-type="float">
            <text:p>2</text:p>
          </table:table-cell>
          <table:table-cell table:style-name="ce1" table:formula="of:=POWER(6/6;([.C113]-3)/2)*POWER(5/6;([.C113]-3)/2)*(5/6)*[.$E$2]" office:value-type="float" office:value="0.00102222787750642" calcext:value-type="float">
            <text:p>0,001022227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table:formula="of:=COUNTIF([.$B$1:.$B$1000];[.C114])" office:value-type="float" office:value="3" calcext:value-type="float">
            <text:p>3</text:p>
          </table:table-cell>
          <table:table-cell table:style-name="ce1" table:formula="of:=POWER(6/6;([.C114]-3)/2)*POWER(5/6;([.C114]-3)/2)*(5/6)*[.$E$2]" office:value-type="float" office:value="0.000933162112368155" calcext:value-type="float">
            <text:p>0,00093316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formula="of:=COUNTIF([.$B$1:.$B$1000];[.C115])" office:value-type="float" office:value="1" calcext:value-type="float">
            <text:p>1</text:p>
          </table:table-cell>
          <table:table-cell table:style-name="ce1" table:formula="of:=POWER(6/6;([.C115]-3)/2)*POWER(5/6;([.C115]-3)/2)*(5/6)*[.$E$2]" office:value-type="float" office:value="0.000851856564588682" calcext:value-type="float">
            <text:p>0,000851856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table:formula="of:=COUNTIF([.$B$1:.$B$1000];[.C116])" office:value-type="float" office:value="0" calcext:value-type="float">
            <text:p>0</text:p>
          </table:table-cell>
          <table:table-cell table:style-name="ce1" table:formula="of:=POWER(6/6;([.C116]-3)/2)*POWER(5/6;([.C116]-3)/2)*(5/6)*[.$E$2]" office:value-type="float" office:value="0.00077763509364013" calcext:value-type="float">
            <text:p>0,00077763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formula="of:=COUNTIF([.$B$1:.$B$1000];[.C117])" office:value-type="float" office:value="0" calcext:value-type="float">
            <text:p>0</text:p>
          </table:table-cell>
          <table:table-cell table:style-name="ce1" table:formula="of:=POWER(6/6;([.C117]-3)/2)*POWER(5/6;([.C117]-3)/2)*(5/6)*[.$E$2]" office:value-type="float" office:value="0.000709880470490568" calcext:value-type="float">
            <text:p>0,00070988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table:formula="of:=COUNTIF([.$B$1:.$B$1000];[.C118])" office:value-type="float" office:value="1" calcext:value-type="float">
            <text:p>1</text:p>
          </table:table-cell>
          <table:table-cell table:style-name="ce1" table:formula="of:=POWER(6/6;([.C118]-3)/2)*POWER(5/6;([.C118]-3)/2)*(5/6)*[.$E$2]" office:value-type="float" office:value="0.000648029244700108" calcext:value-type="float">
            <text:p>0,00064802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3" calcext:value-type="float">
            <text:p>193</text:p>
          </table:table-cell>
          <table:table-cell office:value-type="float" office:value="119" calcext:value-type="float">
            <text:p>119</text:p>
          </table:table-cell>
          <table:table-cell table:formula="of:=COUNTIF([.$B$1:.$B$1000];[.C119])" office:value-type="float" office:value="0" calcext:value-type="float">
            <text:p>0</text:p>
          </table:table-cell>
          <table:table-cell table:style-name="ce1" table:formula="of:=POWER(6/6;([.C119]-3)/2)*POWER(5/6;([.C119]-3)/2)*(5/6)*[.$E$2]" office:value-type="float" office:value="0.00059156705874214" calcext:value-type="float">
            <text:p>0,00059156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formula="of:=COUNTIF([.$B$1:.$B$1000];[.C120])" office:value-type="float" office:value="1" calcext:value-type="float">
            <text:p>1</text:p>
          </table:table-cell>
          <table:table-cell table:style-name="ce1" table:formula="of:=POWER(6/6;([.C120]-3)/2)*POWER(5/6;([.C120]-3)/2)*(5/6)*[.$E$2]" office:value-type="float" office:value="0.000540024370583423" calcext:value-type="float">
            <text:p>0,00054002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121" calcext:value-type="float">
            <text:p>121</text:p>
          </table:table-cell>
          <table:table-cell table:formula="of:=COUNTIF([.$B$1:.$B$1000];[.C121])" office:value-type="float" office:value="2" calcext:value-type="float">
            <text:p>2</text:p>
          </table:table-cell>
          <table:table-cell table:style-name="ce1" table:formula="of:=POWER(6/6;([.C121]-3)/2)*POWER(5/6;([.C121]-3)/2)*(5/6)*[.$E$2]" office:value-type="float" office:value="0.000492972548951784" calcext:value-type="float">
            <text:p>0,00049297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table:formula="of:=COUNTIF([.$B$1:.$B$1000];[.C122])" office:value-type="float" office:value="3" calcext:value-type="float">
            <text:p>3</text:p>
          </table:table-cell>
          <table:table-cell table:style-name="ce1" table:formula="of:=POWER(6/6;([.C122]-3)/2)*POWER(5/6;([.C122]-3)/2)*(5/6)*[.$E$2]" office:value-type="float" office:value="0.00045002030881952" calcext:value-type="float">
            <text:p>0,000450020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table:formula="of:=COUNTIF([.$B$1:.$B$1000];[.C123])" office:value-type="float" office:value="0" calcext:value-type="float">
            <text:p>0</text:p>
          </table:table-cell>
          <table:table-cell table:style-name="ce1" table:formula="of:=POWER(6/6;([.C123]-3)/2)*POWER(5/6;([.C123]-3)/2)*(5/6)*[.$E$2]" office:value-type="float" office:value="0.00041081045745982" calcext:value-type="float">
            <text:p>0,00041081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24" calcext:value-type="float">
            <text:p>124</text:p>
          </table:table-cell>
          <table:table-cell table:formula="of:=COUNTIF([.$B$1:.$B$1000];[.C124])" office:value-type="float" office:value="1" calcext:value-type="float">
            <text:p>1</text:p>
          </table:table-cell>
          <table:table-cell table:style-name="ce1" table:formula="of:=POWER(6/6;([.C124]-3)/2)*POWER(5/6;([.C124]-3)/2)*(5/6)*[.$E$2]" office:value-type="float" office:value="0.000375016924016266" calcext:value-type="float">
            <text:p>0,000375016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table:formula="of:=COUNTIF([.$B$1:.$B$1000];[.C125])" office:value-type="float" office:value="0" calcext:value-type="float">
            <text:p>0</text:p>
          </table:table-cell>
          <table:table-cell table:style-name="ce1" table:formula="of:=POWER(6/6;([.C125]-3)/2)*POWER(5/6;([.C125]-3)/2)*(5/6)*[.$E$2]" office:value-type="float" office:value="0.000342342047883183" calcext:value-type="float">
            <text:p>0,0003423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table:formula="of:=COUNTIF([.$B$1:.$B$1000];[.C126])" office:value-type="float" office:value="1" calcext:value-type="float">
            <text:p>1</text:p>
          </table:table-cell>
          <table:table-cell table:style-name="ce1" table:formula="of:=POWER(6/6;([.C126]-3)/2)*POWER(5/6;([.C126]-3)/2)*(5/6)*[.$E$2]" office:value-type="float" office:value="0.000312514103346889" calcext:value-type="float">
            <text:p>0,000312514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table:formula="of:=COUNTIF([.$B$1:.$B$1000];[.C127])" office:value-type="float" office:value="2" calcext:value-type="float">
            <text:p>2</text:p>
          </table:table-cell>
          <table:table-cell table:style-name="ce1" table:formula="of:=POWER(6/6;([.C127]-3)/2)*POWER(5/6;([.C127]-3)/2)*(5/6)*[.$E$2]" office:value-type="float" office:value="0.000285285039902653" calcext:value-type="float">
            <text:p>0,0002852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formula="of:=COUNTIF([.$B$1:.$B$1000];[.C128])" office:value-type="float" office:value="1" calcext:value-type="float">
            <text:p>1</text:p>
          </table:table-cell>
          <table:table-cell table:style-name="ce1" table:formula="of:=POWER(6/6;([.C128]-3)/2)*POWER(5/6;([.C128]-3)/2)*(5/6)*[.$E$2]" office:value-type="float" office:value="0.00026042841945574" calcext:value-type="float">
            <text:p>0,00026042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table:formula="of:=COUNTIF([.$B$1:.$B$1000];[.C129])" office:value-type="float" office:value="1" calcext:value-type="float">
            <text:p>1</text:p>
          </table:table-cell>
          <table:table-cell table:style-name="ce1" table:formula="of:=POWER(6/6;([.C129]-3)/2)*POWER(5/6;([.C129]-3)/2)*(5/6)*[.$E$2]" office:value-type="float" office:value="0.000237737533252211" calcext:value-type="float">
            <text:p>0,00023773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table:formula="of:=COUNTIF([.$B$1:.$B$1000];[.C130])" office:value-type="float" office:value="1" calcext:value-type="float">
            <text:p>1</text:p>
          </table:table-cell>
          <table:table-cell table:style-name="ce1" table:formula="of:=POWER(6/6;([.C130]-3)/2)*POWER(5/6;([.C130]-3)/2)*(5/6)*[.$E$2]" office:value-type="float" office:value="0.000217023682879784" calcext:value-type="float">
            <text:p>0,00021702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table:formula="of:=COUNTIF([.$B$1:.$B$1000];[.C131])" office:value-type="float" office:value="0" calcext:value-type="float">
            <text:p>0</text:p>
          </table:table-cell>
          <table:table-cell table:style-name="ce1" table:formula="of:=POWER(6/6;([.C131]-3)/2)*POWER(5/6;([.C131]-3)/2)*(5/6)*[.$E$2]" office:value-type="float" office:value="0.000198114611043509" calcext:value-type="float">
            <text:p>0,00019811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table:formula="of:=COUNTIF([.$B$1:.$B$1000];[.C132])" office:value-type="float" office:value="2" calcext:value-type="float">
            <text:p>2</text:p>
          </table:table-cell>
          <table:table-cell table:style-name="ce1" table:formula="of:=POWER(6/6;([.C132]-3)/2)*POWER(5/6;([.C132]-3)/2)*(5/6)*[.$E$2]" office:value-type="float" office:value="0.000180853069066486" calcext:value-type="float">
            <text:p>0,00018085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table:formula="of:=COUNTIF([.$B$1:.$B$1000];[.C133])" office:value-type="float" office:value="3" calcext:value-type="float">
            <text:p>3</text:p>
          </table:table-cell>
          <table:table-cell table:style-name="ce1" table:formula="of:=POWER(6/6;([.C133]-3)/2)*POWER(5/6;([.C133]-3)/2)*(5/6)*[.$E$2]" office:value-type="float" office:value="0.000165095509202924" calcext:value-type="float">
            <text:p>0,000165095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formula="of:=COUNTIF([.$B$1:.$B$1000];[.C134])" office:value-type="float" office:value="0" calcext:value-type="float">
            <text:p>0</text:p>
          </table:table-cell>
          <table:table-cell table:style-name="ce1" table:formula="of:=POWER(6/6;([.C134]-3)/2)*POWER(5/6;([.C134]-3)/2)*(5/6)*[.$E$2]" office:value-type="float" office:value="0.000150710890888739" calcext:value-type="float">
            <text:p>0,00015071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table:formula="of:=COUNTIF([.$B$1:.$B$1000];[.C135])" office:value-type="float" office:value="0" calcext:value-type="float">
            <text:p>0</text:p>
          </table:table-cell>
          <table:table-cell table:style-name="ce1" table:formula="of:=POWER(6/6;([.C135]-3)/2)*POWER(5/6;([.C135]-3)/2)*(5/6)*[.$E$2]" office:value-type="float" office:value="0.000137579591002437" calcext:value-type="float">
            <text:p>0,00013757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table:formula="of:=COUNTIF([.$B$1:.$B$1000];[.C136])" office:value-type="float" office:value="0" calcext:value-type="float">
            <text:p>0</text:p>
          </table:table-cell>
          <table:table-cell table:style-name="ce1" table:formula="of:=POWER(6/6;([.C136]-3)/2)*POWER(5/6;([.C136]-3)/2)*(5/6)*[.$E$2]" office:value-type="float" office:value="0.000125592409073949" calcext:value-type="float">
            <text:p>0,000125592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table:formula="of:=COUNTIF([.$B$1:.$B$1000];[.C137])" office:value-type="float" office:value="1" calcext:value-type="float">
            <text:p>1</text:p>
          </table:table-cell>
          <table:table-cell table:style-name="ce1" table:formula="of:=POWER(6/6;([.C137]-3)/2)*POWER(5/6;([.C137]-3)/2)*(5/6)*[.$E$2]" office:value-type="float" office:value="0.000114649659168697" calcext:value-type="float">
            <text:p>0,00011464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table:formula="of:=COUNTIF([.$B$1:.$B$1000];[.C138])" office:value-type="float" office:value="1" calcext:value-type="float">
            <text:p>1</text:p>
          </table:table-cell>
          <table:table-cell table:style-name="ce1" table:formula="of:=POWER(6/6;([.C138]-3)/2)*POWER(5/6;([.C138]-3)/2)*(5/6)*[.$E$2]" office:value-type="float" office:value="0.000104660340894957" calcext:value-type="float">
            <text:p>0,000104660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table:formula="of:=COUNTIF([.$B$1:.$B$1000];[.C139])" office:value-type="float" office:value="0" calcext:value-type="float">
            <text:p>0</text:p>
          </table:table-cell>
          <table:table-cell table:style-name="ce1" table:formula="of:=POWER(6/6;([.C139]-3)/2)*POWER(5/6;([.C139]-3)/2)*(5/6)*[.$E$2]" office:value-type="float" office:value="0.000095541382640581" calcext:value-type="float">
            <text:p>9,5541382640581E-0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table:formula="of:=COUNTIF([.$B$1:.$B$1000];[.C140])" office:value-type="float" office:value="0" calcext:value-type="float">
            <text:p>0</text:p>
          </table:table-cell>
          <table:table-cell table:style-name="ce1" table:formula="of:=POWER(6/6;([.C140]-3)/2)*POWER(5/6;([.C140]-3)/2)*(5/6)*[.$E$2]" office:value-type="float" office:value="0.0000872169507457979" calcext:value-type="float">
            <text:p>0,0000872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table:formula="of:=COUNTIF([.$B$1:.$B$1000];[.C141])" office:value-type="float" office:value="1" calcext:value-type="float">
            <text:p>1</text:p>
          </table:table-cell>
          <table:table-cell table:style-name="ce1" table:formula="of:=POWER(6/6;([.C141]-3)/2)*POWER(5/6;([.C141]-3)/2)*(5/6)*[.$E$2]" office:value-type="float" office:value="0.0000796178188671509" calcext:value-type="float">
            <text:p>7,96178188671509E-0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table:formula="of:=COUNTIF([.$B$1:.$B$1000];[.C142])" office:value-type="float" office:value="0" calcext:value-type="float">
            <text:p>0</text:p>
          </table:table-cell>
          <table:table-cell table:style-name="ce1" table:formula="of:=POWER(6/6;([.C142]-3)/2)*POWER(5/6;([.C142]-3)/2)*(5/6)*[.$E$2]" office:value-type="float" office:value="0.0000726807922881649" calcext:value-type="float">
            <text:p>7,26807922881649E-0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143" calcext:value-type="float">
            <text:p>143</text:p>
          </table:table-cell>
          <table:table-cell table:formula="of:=COUNTIF([.$B$1:.$B$1000];[.C143])" office:value-type="float" office:value="0" calcext:value-type="float">
            <text:p>0</text:p>
          </table:table-cell>
          <table:table-cell table:style-name="ce1" table:formula="of:=POWER(6/6;([.C143]-3)/2)*POWER(5/6;([.C143]-3)/2)*(5/6)*[.$E$2]" office:value-type="float" office:value="0.0000663481823892924" calcext:value-type="float">
            <text:p>6,63481823892924E-0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formula="of:=COUNTIF([.$B$1:.$B$1000];[.C144])" office:value-type="float" office:value="1" calcext:value-type="float">
            <text:p>1</text:p>
          </table:table-cell>
          <table:table-cell table:style-name="ce1" table:formula="of:=POWER(6/6;([.C144]-3)/2)*POWER(5/6;([.C144]-3)/2)*(5/6)*[.$E$2]" office:value-type="float" office:value="0.0000605673269068041" calcext:value-type="float">
            <text:p>6,05673269068041E-0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table:formula="of:=COUNTIF([.$B$1:.$B$1000];[.C145])" office:value-type="float" office:value="1" calcext:value-type="float">
            <text:p>1</text:p>
          </table:table-cell>
          <table:table-cell table:style-name="ce1" table:formula="of:=POWER(6/6;([.C145]-3)/2)*POWER(5/6;([.C145]-3)/2)*(5/6)*[.$E$2]" office:value-type="float" office:value="0.000055290151991077" calcext:value-type="float">
            <text:p>5,5290151991077E-0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table:formula="of:=COUNTIF([.$B$1:.$B$1000];[.C146])" office:value-type="float" office:value="0" calcext:value-type="float">
            <text:p>0</text:p>
          </table:table-cell>
          <table:table-cell table:style-name="ce1" table:formula="of:=POWER(6/6;([.C146]-3)/2)*POWER(5/6;([.C146]-3)/2)*(5/6)*[.$E$2]" office:value-type="float" office:value="0.0000504727724223367" calcext:value-type="float">
            <text:p>5,04727724223367E-0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4" calcext:value-type="float">
            <text:p>114</text:p>
          </table:table-cell>
          <table:table-cell office:value-type="float" office:value="147" calcext:value-type="float">
            <text:p>147</text:p>
          </table:table-cell>
          <table:table-cell table:formula="of:=COUNTIF([.$B$1:.$B$1000];[.C147])" office:value-type="float" office:value="1" calcext:value-type="float">
            <text:p>1</text:p>
          </table:table-cell>
          <table:table-cell table:style-name="ce1" table:formula="of:=POWER(6/6;([.C147]-3)/2)*POWER(5/6;([.C147]-3)/2)*(5/6)*[.$E$2]" office:value-type="float" office:value="0.0000460751266592308" calcext:value-type="float">
            <text:p>4,60751266592308E-0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formula="of:=COUNTIF([.$B$1:.$B$1000];[.C148])" office:value-type="float" office:value="0" calcext:value-type="float">
            <text:p>0</text:p>
          </table:table-cell>
          <table:table-cell table:style-name="ce1" table:formula="of:=POWER(6/6;([.C148]-3)/2)*POWER(5/6;([.C148]-3)/2)*(5/6)*[.$E$2]" office:value-type="float" office:value="0.0000420606436852806" calcext:value-type="float">
            <text:p>4,20606436852806E-0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6" calcext:value-type="float">
            <text:p>36</text:p>
          </table:table-cell>
          <table:table-cell office:value-type="float" office:value="149" calcext:value-type="float">
            <text:p>149</text:p>
          </table:table-cell>
          <table:table-cell table:formula="of:=COUNTIF([.$B$1:.$B$1000];[.C149])" office:value-type="float" office:value="2" calcext:value-type="float">
            <text:p>2</text:p>
          </table:table-cell>
          <table:table-cell table:style-name="ce1" table:formula="of:=POWER(6/6;([.C149]-3)/2)*POWER(5/6;([.C149]-3)/2)*(5/6)*[.$E$2]" office:value-type="float" office:value="0.0000383959388826924" calcext:value-type="float">
            <text:p>3,83959388826924E-0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table:formula="of:=COUNTIF([.$B$1:.$B$1000];[.C150])" office:value-type="float" office:value="1" calcext:value-type="float">
            <text:p>1</text:p>
          </table:table-cell>
          <table:table-cell table:style-name="ce1" table:formula="of:=POWER(6/6;([.C150]-3)/2)*POWER(5/6;([.C150]-3)/2)*(5/6)*[.$E$2]" office:value-type="float" office:value="0.0000350505364044005" calcext:value-type="float">
            <text:p>3,50505364044005E-0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table:formula="of:=COUNTIF([.$B$1:.$B$1000];[.C151])" office:value-type="float" office:value="0" calcext:value-type="float">
            <text:p>0</text:p>
          </table:table-cell>
          <table:table-cell table:style-name="ce1" table:formula="of:=POWER(6/6;([.C151]-3)/2)*POWER(5/6;([.C151]-3)/2)*(5/6)*[.$E$2]" office:value-type="float" office:value="0.000031996615735577" calcext:value-type="float">
            <text:p>3,1996615735577E-0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" calcext:value-type="float">
            <text:p>36</text:p>
          </table:table-cell>
          <table:table-cell office:value-type="float" office:value="152" calcext:value-type="float">
            <text:p>152</text:p>
          </table:table-cell>
          <table:table-cell table:formula="of:=COUNTIF([.$B$1:.$B$1000];[.C152])" office:value-type="float" office:value="1" calcext:value-type="float">
            <text:p>1</text:p>
          </table:table-cell>
          <table:table-cell table:style-name="ce1" table:formula="of:=POWER(6/6;([.C152]-3)/2)*POWER(5/6;([.C152]-3)/2)*(5/6)*[.$E$2]" office:value-type="float" office:value="0.0000292087803370004" calcext:value-type="float">
            <text:p>2,92087803370004E-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table:formula="of:=COUNTIF([.$B$1:.$B$1000];[.C153])" office:value-type="float" office:value="1" calcext:value-type="float">
            <text:p>1</text:p>
          </table:table-cell>
          <table:table-cell table:style-name="ce1" table:formula="of:=POWER(6/6;([.C153]-3)/2)*POWER(5/6;([.C153]-3)/2)*(5/6)*[.$E$2]" office:value-type="float" office:value="0.0000266638464463141" calcext:value-type="float">
            <text:p>2,66638464463141E-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table:formula="of:=COUNTIF([.$B$1:.$B$1000];[.C154])" office:value-type="float" office:value="0" calcext:value-type="float">
            <text:p>0</text:p>
          </table:table-cell>
          <table:table-cell table:style-name="ce1" table:formula="of:=POWER(6/6;([.C154]-3)/2)*POWER(5/6;([.C154]-3)/2)*(5/6)*[.$E$2]" office:value-type="float" office:value="0.0000243406502808337" calcext:value-type="float">
            <text:p>2,43406502808337E-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table:formula="of:=COUNTIF([.$B$1:.$B$1000];[.C155])" office:value-type="float" office:value="0" calcext:value-type="float">
            <text:p>0</text:p>
          </table:table-cell>
          <table:table-cell table:style-name="ce1" table:formula="of:=POWER(6/6;([.C155]-3)/2)*POWER(5/6;([.C155]-3)/2)*(5/6)*[.$E$2]" office:value-type="float" office:value="0.0000222198720385951" calcext:value-type="float">
            <text:p>2,22198720385951E-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formula="of:=COUNTIF([.$B$1:.$B$1000];[.C156])" office:value-type="float" office:value="0" calcext:value-type="float">
            <text:p>0</text:p>
          </table:table-cell>
          <table:table-cell table:style-name="ce1" table:formula="of:=POWER(6/6;([.C156]-3)/2)*POWER(5/6;([.C156]-3)/2)*(5/6)*[.$E$2]" office:value-type="float" office:value="0.0000202838752340281" calcext:value-type="float">
            <text:p>2,02838752340281E-00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table:formula="of:=COUNTIF([.$B$1:.$B$1000];[.C157])" office:value-type="float" office:value="0" calcext:value-type="float">
            <text:p>0</text:p>
          </table:table-cell>
          <table:table-cell table:style-name="ce1" table:formula="of:=POWER(6/6;([.C157]-3)/2)*POWER(5/6;([.C157]-3)/2)*(5/6)*[.$E$2]" office:value-type="float" office:value="0.0000185165600321626" calcext:value-type="float">
            <text:p>1,85165600321626E-0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table:formula="of:=COUNTIF([.$B$1:.$B$1000];[.C158])" office:value-type="float" office:value="0" calcext:value-type="float">
            <text:p>0</text:p>
          </table:table-cell>
          <table:table-cell table:style-name="ce1" table:formula="of:=POWER(6/6;([.C158]-3)/2)*POWER(5/6;([.C158]-3)/2)*(5/6)*[.$E$2]" office:value-type="float" office:value="0.0000169032293616901" calcext:value-type="float">
            <text:p>1,69032293616901E-00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  <table:table-cell office:value-type="float" office:value="159" calcext:value-type="float">
            <text:p>159</text:p>
          </table:table-cell>
          <table:table-cell table:formula="of:=COUNTIF([.$B$1:.$B$1000];[.C159])" office:value-type="float" office:value="1" calcext:value-type="float">
            <text:p>1</text:p>
          </table:table-cell>
          <table:table-cell table:style-name="ce1" table:formula="of:=POWER(6/6;([.C159]-3)/2)*POWER(5/6;([.C159]-3)/2)*(5/6)*[.$E$2]" office:value-type="float" office:value="0.0000154304666934688" calcext:value-type="float">
            <text:p>1,54304666934688E-0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table:formula="of:=COUNTIF([.$B$1:.$B$1000];[.C160])" office:value-type="float" office:value="0" calcext:value-type="float">
            <text:p>0</text:p>
          </table:table-cell>
          <table:table-cell table:style-name="ce1" table:formula="of:=POWER(6/6;([.C160]-3)/2)*POWER(5/6;([.C160]-3)/2)*(5/6)*[.$E$2]" office:value-type="float" office:value="0.0000140860244680751" calcext:value-type="float">
            <text:p>0,00001408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table:formula="of:=COUNTIF([.$B$1:.$B$1000];[.C161])" office:value-type="float" office:value="1" calcext:value-type="float">
            <text:p>1</text:p>
          </table:table-cell>
          <table:table-cell table:style-name="ce1" table:formula="of:=POWER(6/6;([.C161]-3)/2)*POWER(5/6;([.C161]-3)/2)*(5/6)*[.$E$2]" office:value-type="float" office:value="0.0000128587222445574" calcext:value-type="float">
            <text:p>1,28587222445574E-0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table:formula="of:=COUNTIF([.$B$1:.$B$1000];[.C162])" office:value-type="float" office:value="0" calcext:value-type="float">
            <text:p>0</text:p>
          </table:table-cell>
          <table:table-cell table:style-name="ce1" table:formula="of:=POWER(6/6;([.C162]-3)/2)*POWER(5/6;([.C162]-3)/2)*(5/6)*[.$E$2]" office:value-type="float" office:value="0.0000117383537233959" calcext:value-type="float">
            <text:p>1,17383537233959E-0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8" calcext:value-type="float">
            <text:p>48</text:p>
          </table:table-cell>
          <table:table-cell office:value-type="float" office:value="163" calcext:value-type="float">
            <text:p>163</text:p>
          </table:table-cell>
          <table:table-cell table:formula="of:=COUNTIF([.$B$1:.$B$1000];[.C163])" office:value-type="float" office:value="0" calcext:value-type="float">
            <text:p>0</text:p>
          </table:table-cell>
          <table:table-cell table:style-name="ce1" table:formula="of:=POWER(6/6;([.C163]-3)/2)*POWER(5/6;([.C163]-3)/2)*(5/6)*[.$E$2]" office:value-type="float" office:value="0.0000107156018704645" calcext:value-type="float">
            <text:p>1,07156018704645E-0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table:formula="of:=COUNTIF([.$B$1:.$B$1000];[.C164])" office:value-type="float" office:value="1" calcext:value-type="float">
            <text:p>1</text:p>
          </table:table-cell>
          <table:table-cell table:style-name="ce1" table:formula="of:=POWER(6/6;([.C164]-3)/2)*POWER(5/6;([.C164]-3)/2)*(5/6)*[.$E$2]" office:value-type="float" office:value="0.00000978196143616324" calcext:value-type="float">
            <text:p>0,0000097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table:formula="of:=COUNTIF([.$B$1:.$B$1000];[.C165])" office:value-type="float" office:value="1" calcext:value-type="float">
            <text:p>1</text:p>
          </table:table-cell>
          <table:table-cell table:style-name="ce1" table:formula="of:=POWER(6/6;([.C165]-3)/2)*POWER(5/6;([.C165]-3)/2)*(5/6)*[.$E$2]" office:value-type="float" office:value="0.00000892966822538706" calcext:value-type="float">
            <text:p>8,92966822538706E-00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table:formula="of:=COUNTIF([.$B$1:.$B$1000];[.C166])" office:value-type="float" office:value="0" calcext:value-type="float">
            <text:p>0</text:p>
          </table:table-cell>
          <table:table-cell table:style-name="ce1" table:formula="of:=POWER(6/6;([.C166]-3)/2)*POWER(5/6;([.C166]-3)/2)*(5/6)*[.$E$2]" office:value-type="float" office:value="0.00000815163453013603" calcext:value-type="float">
            <text:p>8,15163453013603E-0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table:formula="of:=COUNTIF([.$B$1:.$B$1000];[.C167])" office:value-type="float" office:value="0" calcext:value-type="float">
            <text:p>0</text:p>
          </table:table-cell>
          <table:table-cell table:style-name="ce1" table:formula="of:=POWER(6/6;([.C167]-3)/2)*POWER(5/6;([.C167]-3)/2)*(5/6)*[.$E$2]" office:value-type="float" office:value="0.00000744139018782255" calcext:value-type="float">
            <text:p>7,44139018782255E-0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2" calcext:value-type="float">
            <text:p>92</text:p>
          </table:table-cell>
          <table:table-cell office:value-type="float" office:value="168" calcext:value-type="float">
            <text:p>168</text:p>
          </table:table-cell>
          <table:table-cell table:formula="of:=COUNTIF([.$B$1:.$B$1000];[.C168])" office:value-type="float" office:value="1" calcext:value-type="float">
            <text:p>1</text:p>
          </table:table-cell>
          <table:table-cell table:style-name="ce1" table:formula="of:=POWER(6/6;([.C168]-3)/2)*POWER(5/6;([.C168]-3)/2)*(5/6)*[.$E$2]" office:value-type="float" office:value="0.00000679302877511336" calcext:value-type="float">
            <text:p>0,00000679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169" calcext:value-type="float">
            <text:p>169</text:p>
          </table:table-cell>
          <table:table-cell table:formula="of:=COUNTIF([.$B$1:.$B$1000];[.C169])" office:value-type="float" office:value="0" calcext:value-type="float">
            <text:p>0</text:p>
          </table:table-cell>
          <table:table-cell table:style-name="ce1" table:formula="of:=POWER(6/6;([.C169]-3)/2)*POWER(5/6;([.C169]-3)/2)*(5/6)*[.$E$2]" office:value-type="float" office:value="0.00000620115848985213" calcext:value-type="float">
            <text:p>6,20115848985213E-0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table:formula="of:=COUNTIF([.$B$1:.$B$1000];[.C170])" office:value-type="float" office:value="1" calcext:value-type="float">
            <text:p>1</text:p>
          </table:table-cell>
          <table:table-cell table:style-name="ce1" table:formula="of:=POWER(6/6;([.C170]-3)/2)*POWER(5/6;([.C170]-3)/2)*(5/6)*[.$E$2]" office:value-type="float" office:value="0.00000566085731259447" calcext:value-type="float">
            <text:p>5,66085731259447E-0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171" calcext:value-type="float">
            <text:p>171</text:p>
          </table:table-cell>
          <table:table-cell table:formula="of:=COUNTIF([.$B$1:.$B$1000];[.C171])" office:value-type="float" office:value="0" calcext:value-type="float">
            <text:p>0</text:p>
          </table:table-cell>
          <table:table-cell table:style-name="ce1" table:formula="of:=POWER(6/6;([.C171]-3)/2)*POWER(5/6;([.C171]-3)/2)*(5/6)*[.$E$2]" office:value-type="float" office:value="0.00000516763207487677" calcext:value-type="float">
            <text:p>5,16763207487677E-0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" calcext:value-type="float">
            <text:p>17</text:p>
          </table:table-cell>
          <table:table-cell office:value-type="float" office:value="172" calcext:value-type="float">
            <text:p>172</text:p>
          </table:table-cell>
          <table:table-cell table:formula="of:=COUNTIF([.$B$1:.$B$1000];[.C172])" office:value-type="float" office:value="0" calcext:value-type="float">
            <text:p>0</text:p>
          </table:table-cell>
          <table:table-cell table:style-name="ce1" table:formula="of:=POWER(6/6;([.C172]-3)/2)*POWER(5/6;([.C172]-3)/2)*(5/6)*[.$E$2]" office:value-type="float" office:value="0.00000471738109382872" calcext:value-type="float">
            <text:p>4,71738109382872E-00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table:formula="of:=COUNTIF([.$B$1:.$B$1000];[.C173])" office:value-type="float" office:value="0" calcext:value-type="float">
            <text:p>0</text:p>
          </table:table-cell>
          <table:table-cell table:style-name="ce1" table:formula="of:=POWER(6/6;([.C173]-3)/2)*POWER(5/6;([.C173]-3)/2)*(5/6)*[.$E$2]" office:value-type="float" office:value="0.00000430636006239731" calcext:value-type="float">
            <text:p>4,30636006239731E-0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office:value-type="float" office:value="174" calcext:value-type="float">
            <text:p>174</text:p>
          </table:table-cell>
          <table:table-cell table:formula="of:=COUNTIF([.$B$1:.$B$1000];[.C174])" office:value-type="float" office:value="1" calcext:value-type="float">
            <text:p>1</text:p>
          </table:table-cell>
          <table:table-cell table:style-name="ce1" table:formula="of:=POWER(6/6;([.C174]-3)/2)*POWER(5/6;([.C174]-3)/2)*(5/6)*[.$E$2]" office:value-type="float" office:value="0.00000393115091152393" calcext:value-type="float">
            <text:p>3,93115091152393E-0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formula="of:=COUNTIF([.$B$1:.$B$1000];[.C175])" office:value-type="float" office:value="0" calcext:value-type="float">
            <text:p>0</text:p>
          </table:table-cell>
          <table:table-cell table:style-name="ce1" table:formula="of:=POWER(6/6;([.C175]-3)/2)*POWER(5/6;([.C175]-3)/2)*(5/6)*[.$E$2]" office:value-type="float" office:value="0.00000358863338533109" calcext:value-type="float">
            <text:p>3,58863338533109E-0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formula="of:=COUNTIF([.$B$1:.$B$1000];[.C176])" office:value-type="float" office:value="1" calcext:value-type="float">
            <text:p>1</text:p>
          </table:table-cell>
          <table:table-cell table:style-name="ce1" table:formula="of:=POWER(6/6;([.C176]-3)/2)*POWER(5/6;([.C176]-3)/2)*(5/6)*[.$E$2]" office:value-type="float" office:value="0.00000327595909293661" calcext:value-type="float">
            <text:p>0,0000032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177" calcext:value-type="float">
            <text:p>177</text:p>
          </table:table-cell>
          <table:table-cell table:formula="of:=COUNTIF([.$B$1:.$B$1000];[.C177])" office:value-type="float" office:value="2" calcext:value-type="float">
            <text:p>2</text:p>
          </table:table-cell>
          <table:table-cell table:style-name="ce1" table:formula="of:=POWER(6/6;([.C177]-3)/2)*POWER(5/6;([.C177]-3)/2)*(5/6)*[.$E$2]" office:value-type="float" office:value="0.00000299052782110924" calcext:value-type="float">
            <text:p>2,99052782110924E-00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table:formula="of:=COUNTIF([.$B$1:.$B$1000];[.C178])" office:value-type="float" office:value="0" calcext:value-type="float">
            <text:p>0</text:p>
          </table:table-cell>
          <table:table-cell table:style-name="ce1" table:formula="of:=POWER(6/6;([.C178]-3)/2)*POWER(5/6;([.C178]-3)/2)*(5/6)*[.$E$2]" office:value-type="float" office:value="0.00000272996591078051" calcext:value-type="float">
            <text:p>0,0000027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table:formula="of:=COUNTIF([.$B$1:.$B$1000];[.C179])" office:value-type="float" office:value="0" calcext:value-type="float">
            <text:p>0</text:p>
          </table:table-cell>
          <table:table-cell table:style-name="ce1" table:formula="of:=POWER(6/6;([.C179]-3)/2)*POWER(5/6;([.C179]-3)/2)*(5/6)*[.$E$2]" office:value-type="float" office:value="0.00000249210651759104" calcext:value-type="float">
            <text:p>2,49210651759104E-0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formula="of:=COUNTIF([.$B$1:.$B$1000];[.C180])" office:value-type="float" office:value="0" calcext:value-type="float">
            <text:p>0</text:p>
          </table:table-cell>
          <table:table-cell table:style-name="ce1" table:formula="of:=POWER(6/6;([.C180]-3)/2)*POWER(5/6;([.C180]-3)/2)*(5/6)*[.$E$2]" office:value-type="float" office:value="0.00000227497159231709" calcext:value-type="float">
            <text:p>0,0000022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formula="of:=COUNTIF([.$B$1:.$B$1000];[.C181])" office:value-type="float" office:value="0" calcext:value-type="float">
            <text:p>0</text:p>
          </table:table-cell>
          <table:table-cell table:style-name="ce1" table:formula="of:=POWER(6/6;([.C181]-3)/2)*POWER(5/6;([.C181]-3)/2)*(5/6)*[.$E$2]" office:value-type="float" office:value="0.00000207675543132586" calcext:value-type="float">
            <text:p>2,07675543132586E-0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table:formula="of:=COUNTIF([.$B$1:.$B$1000];[.C182])" office:value-type="float" office:value="0" calcext:value-type="float">
            <text:p>0</text:p>
          </table:table-cell>
          <table:table-cell table:style-name="ce1" table:formula="of:=POWER(6/6;([.C182]-3)/2)*POWER(5/6;([.C182]-3)/2)*(5/6)*[.$E$2]" office:value-type="float" office:value="0.00000189580966026424" calcext:value-type="float">
            <text:p>1,89580966026424E-0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183" calcext:value-type="float">
            <text:p>183</text:p>
          </table:table-cell>
          <table:table-cell table:formula="of:=COUNTIF([.$B$1:.$B$1000];[.C183])" office:value-type="float" office:value="1" calcext:value-type="float">
            <text:p>1</text:p>
          </table:table-cell>
          <table:table-cell table:style-name="ce1" table:formula="of:=POWER(6/6;([.C183]-3)/2)*POWER(5/6;([.C183]-3)/2)*(5/6)*[.$E$2]" office:value-type="float" office:value="0.00000173062952610489" calcext:value-type="float">
            <text:p>1,73062952610489E-00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table:formula="of:=COUNTIF([.$B$1:.$B$1000];[.C184])" office:value-type="float" office:value="0" calcext:value-type="float">
            <text:p>0</text:p>
          </table:table-cell>
          <table:table-cell table:style-name="ce1" table:formula="of:=POWER(6/6;([.C184]-3)/2)*POWER(5/6;([.C184]-3)/2)*(5/6)*[.$E$2]" office:value-type="float" office:value="0.00000157984138355354" calcext:value-type="float">
            <text:p>1,57984138355354E-00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table:formula="of:=COUNTIF([.$B$1:.$B$1000];[.C185])" office:value-type="float" office:value="0" calcext:value-type="float">
            <text:p>0</text:p>
          </table:table-cell>
          <table:table-cell table:style-name="ce1" table:formula="of:=POWER(6/6;([.C185]-3)/2)*POWER(5/6;([.C185]-3)/2)*(5/6)*[.$E$2]" office:value-type="float" office:value="0.00000144219127175407" calcext:value-type="float">
            <text:p>1,44219127175407E-0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3" calcext:value-type="float">
            <text:p>63</text:p>
          </table:table-cell>
          <table:table-cell office:value-type="float" office:value="186" calcext:value-type="float">
            <text:p>186</text:p>
          </table:table-cell>
          <table:table-cell table:formula="of:=COUNTIF([.$B$1:.$B$1000];[.C186])" office:value-type="float" office:value="0" calcext:value-type="float">
            <text:p>0</text:p>
          </table:table-cell>
          <table:table-cell table:style-name="ce1" table:formula="of:=POWER(6/6;([.C186]-3)/2)*POWER(5/6;([.C186]-3)/2)*(5/6)*[.$E$2]" office:value-type="float" office:value="0.00000131653448629461" calcext:value-type="float">
            <text:p>1,31653448629461E-0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table:formula="of:=COUNTIF([.$B$1:.$B$1000];[.C187])" office:value-type="float" office:value="1" calcext:value-type="float">
            <text:p>1</text:p>
          </table:table-cell>
          <table:table-cell table:style-name="ce1" table:formula="of:=POWER(6/6;([.C187]-3)/2)*POWER(5/6;([.C187]-3)/2)*(5/6)*[.$E$2]" office:value-type="float" office:value="0.00000120182605979506" calcext:value-type="float">
            <text:p>1,20182605979506E-00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5" calcext:value-type="float">
            <text:p>75</text:p>
          </table:table-cell>
          <table:table-cell office:value-type="float" office:value="188" calcext:value-type="float">
            <text:p>188</text:p>
          </table:table-cell>
          <table:table-cell table:formula="of:=COUNTIF([.$B$1:.$B$1000];[.C188])" office:value-type="float" office:value="0" calcext:value-type="float">
            <text:p>0</text:p>
          </table:table-cell>
          <table:table-cell table:style-name="ce1" table:formula="of:=POWER(6/6;([.C188]-3)/2)*POWER(5/6;([.C188]-3)/2)*(5/6)*[.$E$2]" office:value-type="float" office:value="0.00000109711207191218" calcext:value-type="float">
            <text:p>1,09711207191218E-0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table:formula="of:=COUNTIF([.$B$1:.$B$1000];[.C189])" office:value-type="float" office:value="0" calcext:value-type="float">
            <text:p>0</text:p>
          </table:table-cell>
          <table:table-cell table:style-name="ce1" table:formula="of:=POWER(6/6;([.C189]-3)/2)*POWER(5/6;([.C189]-3)/2)*(5/6)*[.$E$2]" office:value-type="float" office:value="0.00000100152171649588" calcext:value-type="float">
            <text:p>1,00152171649588E-0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table:formula="of:=COUNTIF([.$B$1:.$B$1000];[.C190])" office:value-type="float" office:value="0" calcext:value-type="float">
            <text:p>0</text:p>
          </table:table-cell>
          <table:table-cell table:style-name="ce1" table:formula="of:=POWER(6/6;([.C190]-3)/2)*POWER(5/6;([.C190]-3)/2)*(5/6)*[.$E$2]" office:value-type="float" office:value="0.000000914260059926815" calcext:value-type="float">
            <text:p>9,14260059926815E-0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table:formula="of:=COUNTIF([.$B$1:.$B$1000];[.C191])" office:value-type="float" office:value="0" calcext:value-type="float">
            <text:p>0</text:p>
          </table:table-cell>
          <table:table-cell table:style-name="ce1" table:formula="of:=POWER(6/6;([.C191]-3)/2)*POWER(5/6;([.C191]-3)/2)*(5/6)*[.$E$2]" office:value-type="float" office:value="0.000000834601430413236" calcext:value-type="float">
            <text:p>8,34601430413236E-00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2" calcext:value-type="float">
            <text:p>52</text:p>
          </table:table-cell>
          <table:table-cell office:value-type="float" office:value="192" calcext:value-type="float">
            <text:p>192</text:p>
          </table:table-cell>
          <table:table-cell table:formula="of:=COUNTIF([.$B$1:.$B$1000];[.C192])" office:value-type="float" office:value="0" calcext:value-type="float">
            <text:p>0</text:p>
          </table:table-cell>
          <table:table-cell table:style-name="ce1" table:formula="of:=POWER(6/6;([.C192]-3)/2)*POWER(5/6;([.C192]-3)/2)*(5/6)*[.$E$2]" office:value-type="float" office:value="0.000000761883383272346" calcext:value-type="float">
            <text:p>7,61883383272346E-0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table:formula="of:=COUNTIF([.$B$1:.$B$1000];[.C193])" office:value-type="float" office:value="1" calcext:value-type="float">
            <text:p>1</text:p>
          </table:table-cell>
          <table:table-cell table:style-name="ce1" table:formula="of:=POWER(6/6;([.C193]-3)/2)*POWER(5/6;([.C193]-3)/2)*(5/6)*[.$E$2]" office:value-type="float" office:value="0.00000069550119201103" calcext:value-type="float">
            <text:p>6,9550119201103E-00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table:formula="of:=COUNTIF([.$B$1:.$B$1000];[.C194])" office:value-type="float" office:value="0" calcext:value-type="float">
            <text:p>0</text:p>
          </table:table-cell>
          <table:table-cell table:style-name="ce1" table:formula="of:=POWER(6/6;([.C194]-3)/2)*POWER(5/6;([.C194]-3)/2)*(5/6)*[.$E$2]" office:value-type="float" office:value="0.000000634902819393622" calcext:value-type="float">
            <text:p>6,34902819393622E-00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formula="of:=COUNTIF([.$B$1:.$B$1000];[.C195])" office:value-type="float" office:value="0" calcext:value-type="float">
            <text:p>0</text:p>
          </table:table-cell>
          <table:table-cell table:style-name="ce1" table:formula="of:=POWER(6/6;([.C195]-3)/2)*POWER(5/6;([.C195]-3)/2)*(5/6)*[.$E$2]" office:value-type="float" office:value="0.000000579584326675858" calcext:value-type="float">
            <text:p>5,79584326675858E-0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196" calcext:value-type="float">
            <text:p>196</text:p>
          </table:table-cell>
          <table:table-cell table:formula="of:=COUNTIF([.$B$1:.$B$1000];[.C196])" office:value-type="float" office:value="1" calcext:value-type="float">
            <text:p>1</text:p>
          </table:table-cell>
          <table:table-cell table:style-name="ce1" table:formula="of:=POWER(6/6;([.C196]-3)/2)*POWER(5/6;([.C196]-3)/2)*(5/6)*[.$E$2]" office:value-type="float" office:value="0.000000529085682828018" calcext:value-type="float">
            <text:p>5,29085682828018E-00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table:formula="of:=COUNTIF([.$B$1:.$B$1000];[.C197])" office:value-type="float" office:value="0" calcext:value-type="float">
            <text:p>0</text:p>
          </table:table-cell>
          <table:table-cell table:style-name="ce1" table:formula="of:=POWER(6/6;([.C197]-3)/2)*POWER(5/6;([.C197]-3)/2)*(5/6)*[.$E$2]" office:value-type="float" office:value="0.000000482986938896549" calcext:value-type="float">
            <text:p>0,0000004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1" calcext:value-type="float">
            <text:p>101</text:p>
          </table:table-cell>
          <table:table-cell office:value-type="float" office:value="198" calcext:value-type="float">
            <text:p>198</text:p>
          </table:table-cell>
          <table:table-cell table:formula="of:=COUNTIF([.$B$1:.$B$1000];[.C198])" office:value-type="float" office:value="1" calcext:value-type="float">
            <text:p>1</text:p>
          </table:table-cell>
          <table:table-cell table:style-name="ce1" table:formula="of:=POWER(6/6;([.C198]-3)/2)*POWER(5/6;([.C198]-3)/2)*(5/6)*[.$E$2]" office:value-type="float" office:value="0.000000440904735690015" calcext:value-type="float">
            <text:p>4,40904735690015E-0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table:formula="of:=COUNTIF([.$B$1:.$B$1000];[.C199])" office:value-type="float" office:value="0" calcext:value-type="float">
            <text:p>0</text:p>
          </table:table-cell>
          <table:table-cell table:style-name="ce1" table:formula="of:=POWER(6/6;([.C199]-3)/2)*POWER(5/6;([.C199]-3)/2)*(5/6)*[.$E$2]" office:value-type="float" office:value="0.000000402489115747124" calcext:value-type="float">
            <text:p>4,02489115747124E-0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table:formula="of:=COUNTIF([.$B$1:.$B$1000];[.C200])" office:value-type="float" office:value="0" calcext:value-type="float">
            <text:p>0</text:p>
          </table:table-cell>
          <table:table-cell table:style-name="ce1" table:formula="of:=POWER(6/6;([.C200]-3)/2)*POWER(5/6;([.C200]-3)/2)*(5/6)*[.$E$2]" office:value-type="float" office:value="0.000000367420613075013" calcext:value-type="float">
            <text:p>3,67420613075013E-0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table:formula="of:=COUNTIF([.$B$1:.$B$1000];[.C201])" office:value-type="float" office:value="0" calcext:value-type="float">
            <text:p>0</text:p>
          </table:table-cell>
          <table:table-cell table:style-name="ce1" table:formula="of:=POWER(6/6;([.C201]-3)/2)*POWER(5/6;([.C201]-3)/2)*(5/6)*[.$E$2]" office:value-type="float" office:value="0.000000335407596455937" calcext:value-type="float">
            <text:p>3,35407596455937E-0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float" office:value="202" calcext:value-type="float">
            <text:p>202</text:p>
          </table:table-cell>
          <table:table-cell table:formula="of:=COUNTIF([.$B$1:.$B$1000];[.C202])" office:value-type="float" office:value="0" calcext:value-type="float">
            <text:p>0</text:p>
          </table:table-cell>
          <table:table-cell table:style-name="ce1" table:formula="of:=POWER(6/6;([.C202]-3)/2)*POWER(5/6;([.C202]-3)/2)*(5/6)*[.$E$2]" office:value-type="float" office:value="0.000000306183844229177" calcext:value-type="float">
            <text:p>3,06183844229177E-00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formula="of:=COUNTIF([.$B$1:.$B$1000];[.C203])" office:value-type="float" office:value="0" calcext:value-type="float">
            <text:p>0</text:p>
          </table:table-cell>
          <table:table-cell table:style-name="ce1" table:formula="of:=POWER(6/6;([.C203]-3)/2)*POWER(5/6;([.C203]-3)/2)*(5/6)*[.$E$2]" office:value-type="float" office:value="0.000000279506330379947" calcext:value-type="float">
            <text:p>2,79506330379947E-0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formula="of:=COUNTIF([.$B$1:.$B$1000];[.C204])" office:value-type="float" office:value="0" calcext:value-type="float">
            <text:p>0</text:p>
          </table:table-cell>
          <table:table-cell table:style-name="ce1" table:formula="of:=POWER(6/6;([.C204]-3)/2)*POWER(5/6;([.C204]-3)/2)*(5/6)*[.$E$2]" office:value-type="float" office:value="0.000000255153203524314" calcext:value-type="float">
            <text:p>2,55153203524314E-0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9" calcext:value-type="float">
            <text:p>39</text:p>
          </table:table-cell>
          <table:table-cell office:value-type="float" office:value="205" calcext:value-type="float">
            <text:p>205</text:p>
          </table:table-cell>
          <table:table-cell table:formula="of:=COUNTIF([.$B$1:.$B$1000];[.C205])" office:value-type="float" office:value="0" calcext:value-type="float">
            <text:p>0</text:p>
          </table:table-cell>
          <table:table-cell table:style-name="ce1" table:formula="of:=POWER(6/6;([.C205]-3)/2)*POWER(5/6;([.C205]-3)/2)*(5/6)*[.$E$2]" office:value-type="float" office:value="0.000000232921941983289" calcext:value-type="float">
            <text:p>2,32921941983289E-0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table:formula="of:=COUNTIF([.$B$1:.$B$1000];[.C206])" office:value-type="float" office:value="0" calcext:value-type="float">
            <text:p>0</text:p>
          </table:table-cell>
          <table:table-cell table:style-name="ce1" table:formula="of:=POWER(6/6;([.C206]-3)/2)*POWER(5/6;([.C206]-3)/2)*(5/6)*[.$E$2]" office:value-type="float" office:value="0.000000212627669603595" calcext:value-type="float">
            <text:p>2,12627669603595E-00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table:formula="of:=COUNTIF([.$B$1:.$B$1000];[.C207])" office:value-type="float" office:value="0" calcext:value-type="float">
            <text:p>0</text:p>
          </table:table-cell>
          <table:table-cell table:style-name="ce1" table:formula="of:=POWER(6/6;([.C207]-3)/2)*POWER(5/6;([.C207]-3)/2)*(5/6)*[.$E$2]" office:value-type="float" office:value="0.000000194101618319408" calcext:value-type="float">
            <text:p>1,94101618319408E-0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2" calcext:value-type="float">
            <text:p>102</text:p>
          </table:table-cell>
          <table:table-cell office:value-type="float" office:value="208" calcext:value-type="float">
            <text:p>208</text:p>
          </table:table-cell>
          <table:table-cell table:formula="of:=COUNTIF([.$B$1:.$B$1000];[.C208])" office:value-type="float" office:value="0" calcext:value-type="float">
            <text:p>0</text:p>
          </table:table-cell>
          <table:table-cell table:style-name="ce1" table:formula="of:=POWER(6/6;([.C208]-3)/2)*POWER(5/6;([.C208]-3)/2)*(5/6)*[.$E$2]" office:value-type="float" office:value="0.000000177189724669663" calcext:value-type="float">
            <text:p>1,77189724669663E-0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 office:value-type="float" office:value="209" calcext:value-type="float">
            <text:p>209</text:p>
          </table:table-cell>
          <table:table-cell table:formula="of:=COUNTIF([.$B$1:.$B$1000];[.C209])" office:value-type="float" office:value="0" calcext:value-type="float">
            <text:p>0</text:p>
          </table:table-cell>
          <table:table-cell table:style-name="ce1" table:formula="of:=POWER(6/6;([.C209]-3)/2)*POWER(5/6;([.C209]-3)/2)*(5/6)*[.$E$2]" office:value-type="float" office:value="0.000000161751348599507" calcext:value-type="float">
            <text:p>1,61751348599507E-0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table:formula="of:=COUNTIF([.$B$1:.$B$1000];[.C210])" office:value-type="float" office:value="0" calcext:value-type="float">
            <text:p>0</text:p>
          </table:table-cell>
          <table:table-cell table:style-name="ce1" table:formula="of:=POWER(6/6;([.C210]-3)/2)*POWER(5/6;([.C210]-3)/2)*(5/6)*[.$E$2]" office:value-type="float" office:value="0.000000147658103891386" calcext:value-type="float">
            <text:p>1,47658103891386E-0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table:formula="of:=COUNTIF([.$B$1:.$B$1000];[.C211])" office:value-type="float" office:value="0" calcext:value-type="float">
            <text:p>0</text:p>
          </table:table-cell>
          <table:table-cell table:style-name="ce1" table:formula="of:=POWER(6/6;([.C211]-3)/2)*POWER(5/6;([.C211]-3)/2)*(5/6)*[.$E$2]" office:value-type="float" office:value="0.000000134792790499589" calcext:value-type="float">
            <text:p>1,34792790499589E-0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9" calcext:value-type="float">
            <text:p>19</text:p>
          </table:table-cell>
          <table:table-cell office:value-type="float" office:value="212" calcext:value-type="float">
            <text:p>212</text:p>
          </table:table-cell>
          <table:table-cell table:formula="of:=COUNTIF([.$B$1:.$B$1000];[.C212])" office:value-type="float" office:value="0" calcext:value-type="float">
            <text:p>0</text:p>
          </table:table-cell>
          <table:table-cell table:style-name="ce1" table:formula="of:=POWER(6/6;([.C212]-3)/2)*POWER(5/6;([.C212]-3)/2)*(5/6)*[.$E$2]" office:value-type="float" office:value="0.000000123048419909488" calcext:value-type="float">
            <text:p>0,0000001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table:formula="of:=COUNTIF([.$B$1:.$B$1000];[.C213])" office:value-type="float" office:value="0" calcext:value-type="float">
            <text:p>0</text:p>
          </table:table-cell>
          <table:table-cell table:style-name="ce1" table:formula="of:=POWER(6/6;([.C213]-3)/2)*POWER(5/6;([.C213]-3)/2)*(5/6)*[.$E$2]" office:value-type="float" office:value="0.000000112327325416324" calcext:value-type="float">
            <text:p>1,12327325416324E-0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3" calcext:value-type="float">
            <text:p>23</text:p>
          </table:table-cell>
          <table:table-cell office:value-type="float" office:value="214" calcext:value-type="float">
            <text:p>214</text:p>
          </table:table-cell>
          <table:table-cell table:formula="of:=COUNTIF([.$B$1:.$B$1000];[.C214])" office:value-type="float" office:value="0" calcext:value-type="float">
            <text:p>0</text:p>
          </table:table-cell>
          <table:table-cell table:style-name="ce1" table:formula="of:=POWER(6/6;([.C214]-3)/2)*POWER(5/6;([.C214]-3)/2)*(5/6)*[.$E$2]" office:value-type="float" office:value="0.000000102540349924573" calcext:value-type="float">
            <text:p>1,02540349924573E-0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2" calcext:value-type="float">
            <text:p>32</text:p>
          </table:table-cell>
          <table:table-cell office:value-type="float" office:value="215" calcext:value-type="float">
            <text:p>215</text:p>
          </table:table-cell>
          <table:table-cell table:formula="of:=COUNTIF([.$B$1:.$B$1000];[.C215])" office:value-type="float" office:value="0" calcext:value-type="float">
            <text:p>0</text:p>
          </table:table-cell>
          <table:table-cell table:style-name="ce1" table:formula="of:=POWER(6/6;([.C215]-3)/2)*POWER(5/6;([.C215]-3)/2)*(5/6)*[.$E$2]" office:value-type="float" office:value="0.0000000936061045136033" calcext:value-type="float">
            <text:p>9,36061045136033E-0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table:formula="of:=COUNTIF([.$B$1:.$B$1000];[.C216])" office:value-type="float" office:value="0" calcext:value-type="float">
            <text:p>0</text:p>
          </table:table-cell>
          <table:table-cell table:style-name="ce1" table:formula="of:=POWER(6/6;([.C216]-3)/2)*POWER(5/6;([.C216]-3)/2)*(5/6)*[.$E$2]" office:value-type="float" office:value="0.0000000854502916038111" calcext:value-type="float">
            <text:p>8,54502916038111E-00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0" calcext:value-type="float">
            <text:p>70</text:p>
          </table:table-cell>
          <table:table-cell office:value-type="float" office:value="217" calcext:value-type="float">
            <text:p>217</text:p>
          </table:table-cell>
          <table:table-cell table:formula="of:=COUNTIF([.$B$1:.$B$1000];[.C217])" office:value-type="float" office:value="0" calcext:value-type="float">
            <text:p>0</text:p>
          </table:table-cell>
          <table:table-cell table:style-name="ce1" table:formula="of:=POWER(6/6;([.C217]-3)/2)*POWER(5/6;([.C217]-3)/2)*(5/6)*[.$E$2]" office:value-type="float" office:value="0.0000000780050870946694" calcext:value-type="float">
            <text:p>0,00000007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3" calcext:value-type="float">
            <text:p>43</text:p>
          </table:table-cell>
          <table:table-cell office:value-type="float" office:value="218" calcext:value-type="float">
            <text:p>218</text:p>
          </table:table-cell>
          <table:table-cell table:formula="of:=COUNTIF([.$B$1:.$B$1000];[.C218])" office:value-type="float" office:value="0" calcext:value-type="float">
            <text:p>0</text:p>
          </table:table-cell>
          <table:table-cell table:style-name="ce1" table:formula="of:=POWER(6/6;([.C218]-3)/2)*POWER(5/6;([.C218]-3)/2)*(5/6)*[.$E$2]" office:value-type="float" office:value="0.0000000712085763365093" calcext:value-type="float">
            <text:p>7,12085763365093E-00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table:formula="of:=COUNTIF([.$B$1:.$B$1000];[.C219])" office:value-type="float" office:value="0" calcext:value-type="float">
            <text:p>0</text:p>
          </table:table-cell>
          <table:table-cell table:style-name="ce1" table:formula="of:=POWER(6/6;([.C219]-3)/2)*POWER(5/6;([.C219]-3)/2)*(5/6)*[.$E$2]" office:value-type="float" office:value="0.0000000650042392455579" calcext:value-type="float">
            <text:p>0,00000006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formula="of:=COUNTIF([.$B$1:.$B$1000];[.C220])" office:value-type="float" office:value="0" calcext:value-type="float">
            <text:p>0</text:p>
          </table:table-cell>
          <table:table-cell table:style-name="ce1" table:formula="of:=POWER(6/6;([.C220]-3)/2)*POWER(5/6;([.C220]-3)/2)*(5/6)*[.$E$2]" office:value-type="float" office:value="0.0000000593404802804244" calcext:value-type="float">
            <text:p>5,93404802804244E-00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2" calcext:value-type="float">
            <text:p>32</text:p>
          </table:table-cell>
          <table:table-cell office:value-type="float" office:value="221" calcext:value-type="float">
            <text:p>221</text:p>
          </table:table-cell>
          <table:table-cell table:formula="of:=COUNTIF([.$B$1:.$B$1000];[.C221])" office:value-type="float" office:value="0" calcext:value-type="float">
            <text:p>0</text:p>
          </table:table-cell>
          <table:table-cell table:style-name="ce1" table:formula="of:=POWER(6/6;([.C221]-3)/2)*POWER(5/6;([.C221]-3)/2)*(5/6)*[.$E$2]" office:value-type="float" office:value="0.0000000541701993712982" calcext:value-type="float">
            <text:p>5,41701993712982E-00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table:formula="of:=COUNTIF([.$B$1:.$B$1000];[.C222])" office:value-type="float" office:value="0" calcext:value-type="float">
            <text:p>0</text:p>
          </table:table-cell>
          <table:table-cell table:style-name="ce1" table:formula="of:=POWER(6/6;([.C222]-3)/2)*POWER(5/6;([.C222]-3)/2)*(5/6)*[.$E$2]" office:value-type="float" office:value="0.000000049450400233687" calcext:value-type="float">
            <text:p>4,9450400233687E-00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table:formula="of:=COUNTIF([.$B$1:.$B$1000];[.C223])" office:value-type="float" office:value="0" calcext:value-type="float">
            <text:p>0</text:p>
          </table:table-cell>
          <table:table-cell table:style-name="ce1" table:formula="of:=POWER(6/6;([.C223]-3)/2)*POWER(5/6;([.C223]-3)/2)*(5/6)*[.$E$2]" office:value-type="float" office:value="0.0000000451418328094152" calcext:value-type="float">
            <text:p>4,51418328094152E-0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table:formula="of:=COUNTIF([.$B$1:.$B$1000];[.C224])" office:value-type="float" office:value="0" calcext:value-type="float">
            <text:p>0</text:p>
          </table:table-cell>
          <table:table-cell table:style-name="ce1" table:formula="of:=POWER(6/6;([.C224]-3)/2)*POWER(5/6;([.C224]-3)/2)*(5/6)*[.$E$2]" office:value-type="float" office:value="0.0000000412086668614058" calcext:value-type="float">
            <text:p>4,12086668614058E-00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4" calcext:value-type="float">
            <text:p>84</text:p>
          </table:table-cell>
          <table:table-cell office:value-type="float" office:value="225" calcext:value-type="float">
            <text:p>225</text:p>
          </table:table-cell>
          <table:table-cell table:formula="of:=COUNTIF([.$B$1:.$B$1000];[.C225])" office:value-type="float" office:value="0" calcext:value-type="float">
            <text:p>0</text:p>
          </table:table-cell>
          <table:table-cell table:style-name="ce1" table:formula="of:=POWER(6/6;([.C225]-3)/2)*POWER(5/6;([.C225]-3)/2)*(5/6)*[.$E$2]" office:value-type="float" office:value="0.000000037618194007846" calcext:value-type="float">
            <text:p>3,7618194007846E-00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table:formula="of:=COUNTIF([.$B$1:.$B$1000];[.C226])" office:value-type="float" office:value="0" calcext:value-type="float">
            <text:p>0</text:p>
          </table:table-cell>
          <table:table-cell table:style-name="ce1" table:formula="of:=POWER(6/6;([.C226]-3)/2)*POWER(5/6;([.C226]-3)/2)*(5/6)*[.$E$2]" office:value-type="float" office:value="0.0000000343405557178382" calcext:value-type="float">
            <text:p>3,43405557178382E-00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office:value-type="float" office:value="227" calcext:value-type="float">
            <text:p>227</text:p>
          </table:table-cell>
          <table:table-cell table:formula="of:=COUNTIF([.$B$1:.$B$1000];[.C227])" office:value-type="float" office:value="0" calcext:value-type="float">
            <text:p>0</text:p>
          </table:table-cell>
          <table:table-cell table:style-name="ce1" table:formula="of:=POWER(6/6;([.C227]-3)/2)*POWER(5/6;([.C227]-3)/2)*(5/6)*[.$E$2]" office:value-type="float" office:value="0.0000000313484950065383" calcext:value-type="float">
            <text:p>3,13484950065383E-0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" calcext:value-type="float">
            <text:p>13</text:p>
          </table:table-cell>
          <table:table-cell office:value-type="float" office:value="228" calcext:value-type="float">
            <text:p>228</text:p>
          </table:table-cell>
          <table:table-cell table:formula="of:=COUNTIF([.$B$1:.$B$1000];[.C228])" office:value-type="float" office:value="0" calcext:value-type="float">
            <text:p>0</text:p>
          </table:table-cell>
          <table:table-cell table:style-name="ce1" table:formula="of:=POWER(6/6;([.C228]-3)/2)*POWER(5/6;([.C228]-3)/2)*(5/6)*[.$E$2]" office:value-type="float" office:value="0.0000000286171297648652" calcext:value-type="float">
            <text:p>2,86171297648652E-0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229" calcext:value-type="float">
            <text:p>229</text:p>
          </table:table-cell>
          <table:table-cell table:formula="of:=COUNTIF([.$B$1:.$B$1000];[.C229])" office:value-type="float" office:value="0" calcext:value-type="float">
            <text:p>0</text:p>
          </table:table-cell>
          <table:table-cell table:style-name="ce1" table:formula="of:=POWER(6/6;([.C229]-3)/2)*POWER(5/6;([.C229]-3)/2)*(5/6)*[.$E$2]" office:value-type="float" office:value="0.0000000261237458387819" calcext:value-type="float">
            <text:p>2,61237458387819E-0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" calcext:value-type="float">
            <text:p>17</text:p>
          </table:table-cell>
          <table:table-cell office:value-type="float" office:value="230" calcext:value-type="float">
            <text:p>230</text:p>
          </table:table-cell>
          <table:table-cell table:formula="of:=COUNTIF([.$B$1:.$B$1000];[.C230])" office:value-type="float" office:value="0" calcext:value-type="float">
            <text:p>0</text:p>
          </table:table-cell>
          <table:table-cell table:style-name="ce1" table:formula="of:=POWER(6/6;([.C230]-3)/2)*POWER(5/6;([.C230]-3)/2)*(5/6)*[.$E$2]" office:value-type="float" office:value="0.0000000238476081373876" calcext:value-type="float">
            <text:p>2,38476081373876E-00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 table:formula="of:=COUNTIF([.$B$1:.$B$1000];[.C231])" office:value-type="float" office:value="0" calcext:value-type="float">
            <text:p>0</text:p>
          </table:table-cell>
          <table:table-cell table:style-name="ce1" table:formula="of:=POWER(6/6;([.C231]-3)/2)*POWER(5/6;([.C231]-3)/2)*(5/6)*[.$E$2]" office:value-type="float" office:value="0.000000021769788198985" calcext:value-type="float">
            <text:p>2,1769788198985E-00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table:formula="of:=COUNTIF([.$B$1:.$B$1000];[.C232])" office:value-type="float" office:value="1" calcext:value-type="float">
            <text:p>1</text:p>
          </table:table-cell>
          <table:table-cell table:style-name="ce1" table:formula="of:=POWER(6/6;([.C232]-3)/2)*POWER(5/6;([.C232]-3)/2)*(5/6)*[.$E$2]" office:value-type="float" office:value="0.0000000198730067811564" calcext:value-type="float">
            <text:p>1,98730067811564E-00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rkusz1.B1:Arkusz1.B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.00.0000</text:date>, <text:time style:data-style-name="N2" text:time-value="10:29:58.75661693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31T10:36:28.050305682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26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204cm" svg:height="13.733cm" xlink:href=".." xlink:type="simple" chart:class="chart:bar" chart:style-name="ch1">
        <chart:plot-area chart:style-name="ch2" table:cell-range-address="Arkusz1.C1:Arkusz1.E232" chart:data-source-has-labels="column" svg:x="0.784cm" svg:y="0.274cm" svg:width="37.636cm" svg:height="13.185cm">
          <chartooo:coordinate-region svg:x="1.405cm" svg:y="0.473cm" svg:width="37.015cm" svg:height="12.062cm"/>
          <chart:axis chart:dimension="x" chart:name="primary-x" chart:style-name="ch3" chartooo:axis-type="auto">
            <chartooo:date-scale/>
            <chart:categories table:cell-range-address="Arkusz1.C1:Arkusz1.C2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D1:Arkusz1.D232" chart:class="chart:bar">
            <chart:data-point chart:repeated="232"/>
          </chart:series>
          <chart:series chart:style-name="ch7" chart:values-cell-range-address="Arkusz1.E1:Arkusz1.E232" chart:class="chart:line">
            <chart:data-point chart:repeated="2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C1:Arkusz1.C232</svg:desc>
                </draw:g>
              </table:table-cell>
              <table:table-cell office:value-type="float" office:value="0">
                <text:p>0</text:p>
                <draw:g>
                  <svg:desc>Arkusz1.D1:Arkusz1.D232</svg:desc>
                </draw:g>
              </table:table-cell>
              <table:table-cell office:value-type="float" office:value="0">
                <text:p>0</text:p>
                <draw:g>
                  <svg:desc>Arkusz1.E1:Arkusz1.E23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7.7777777777778">
                <text:p>27.777777777777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23.1481481481481">
                <text:p>23.14814814814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21.131271508687">
                <text:p>21.13127150868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9.2901234567901">
                <text:p>19.290123456790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7.6093929239058">
                <text:p>17.609392923905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6.0751028806584">
                <text:p>16.07510288065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14.6744941032548">
                <text:p>14.674494103254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3.3959190672154">
                <text:p>13.39591906721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2.2287450860457">
                <text:p>12.228745086045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1.1632658893461">
                <text:p>11.163265889346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0.1906209050381">
                <text:p>10.190620905038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.30272157445511">
                <text:p>9.3027215744551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.49218408753174">
                <text:p>8.4921840875317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7.7522679787126">
                <text:p>7.75226797871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.07682007294311">
                <text:p>7.0768200729431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6.46022331559383">
                <text:p>6.4602233155938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5.89735006078593">
                <text:p>5.8973500607859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.38351942966153">
                <text:p>5.383519429661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4.91445838398827">
                <text:p>4.9144583839882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4.48626619138461">
                <text:p>4.4862661913846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4.09538198665689">
                <text:p>4.0953819866568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3.73855515948717">
                <text:p>3.7385551594871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3.41281832221408">
                <text:p>3.4128183222140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.11546263290598">
                <text:p>3.1154626329059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2.84401526851173">
                <text:p>2.8440152685117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2.59621886075498">
                <text:p>2.5962188607549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.37001272375978">
                <text:p>2.3700127237597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.16351571729582">
                <text:p>2.163515717295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1.97501060313315">
                <text:p>1.975010603133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.80292976441318">
                <text:p>1.802929764413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1.64584216927762">
                <text:p>1.6458421692776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1.50244147034432">
                <text:p>1.5024414703443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1.37153514106469">
                <text:p>1.3715351410646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1.25203455862026">
                <text:p>1.2520345586202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.14294595088724">
                <text:p>1.1429459508872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1.04336213218355">
                <text:p>1.0433621321835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.952454959072699">
                <text:p>0.95245495907269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869468443486295">
                <text:p>0.8694684434862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0.793712465893916">
                <text:p>0.79371246589391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724557036238579">
                <text:p>0.72455703623857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0.661427054911596">
                <text:p>0.66142705491159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0.603797530198816">
                <text:p>0.60379753019881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.55118921242633">
                <text:p>0.5511892124263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.503164608499013">
                <text:p>0.50316460849901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0.459324343688609">
                <text:p>0.45932434368860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.419303840415844">
                <text:p>0.41930384041584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382770286407174">
                <text:p>0.38277028640717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.349419867013204">
                <text:p>0.3494198670132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.318975238672645">
                <text:p>0.31897523867264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0.291183222511003">
                <text:p>0.29118322251100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.265812698893871">
                <text:p>0.26581269889387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0.242652685425836">
                <text:p>0.24265268542583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221510582411559">
                <text:p>0.22151058241155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0.202210571188197">
                <text:p>0.20221057118819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0.184592152009633">
                <text:p>0.18459215200963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0.168508809323497">
                <text:p>0.16850880932349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0.15382679334136">
                <text:p>0.1538267933413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0.140424007769581">
                <text:p>0.14042400776958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0.128188994451134">
                <text:p>0.12818899445113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0.117020006474651">
                <text:p>0.11702000647465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0.106824162042611">
                <text:p>0.1068241620426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0.097516672062209">
                <text:p>0.09751667206220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0890201350355095">
                <text:p>0.089020135035509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.0812638933851742">
                <text:p>0.081263893385174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.0741834458629246">
                <text:p>0.074183445862924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.0677199111543118">
                <text:p>0.067719911154311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.0618195382191038">
                <text:p>0.061819538219103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0.0564332592952599">
                <text:p>0.05643325929525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0515162818492532">
                <text:p>0.051516281849253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0470277160793832">
                <text:p>0.047027716079383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0.0429302348743777">
                <text:p>0.042930234874377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0.039189763399486">
                <text:p>0.03918976339948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.0357751957286481">
                <text:p>0.035775195728648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0.0326581361662384">
                <text:p>0.03265813616623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298126631072067">
                <text:p>0.029812663107206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0.0272151134718653">
                <text:p>0.027215113471865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0248438859226723">
                <text:p>0.024843885922672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0.0226792612265544">
                <text:p>0.02267926122655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207032382688936">
                <text:p>0.020703238268893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0.018899384355462">
                <text:p>0.01889938435546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172526985574113">
                <text:p>0.017252698557411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0.015749486962885">
                <text:p>0.01574948696288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0143772487978428">
                <text:p>0.014377248797842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131245724690708">
                <text:p>0.013124572469070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011981040664869">
                <text:p>0.01198104066486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.0109371437242257">
                <text:p>0.010937143724225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0998420055405746">
                <text:p>0.0099842005540574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.00911428643685475">
                <text:p>0.0091142864368547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00832016712838122">
                <text:p>0.0083201671283812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0759523869737896">
                <text:p>0.007595238697378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.00693347260698435">
                <text:p>0.0069334726069843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00632936558114914">
                <text:p>0.0063293655811491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.00577789383915363">
                <text:p>0.0057778938391536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00527447131762428">
                <text:p>0.0052744713176242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00481491153262802">
                <text:p>0.0048149115326280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.0043953927646869">
                <text:p>0.004395392764686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0401242627719002">
                <text:p>0.0040124262771900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00366282730390575">
                <text:p>0.003662827303905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0334368856432502">
                <text:p>0.0033436885643250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0305235608658813">
                <text:p>0.00305235608658813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0.00278640713693751">
                <text:p>0.00278640713693751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.00254363007215677">
                <text:p>0.0025436300721567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232200594744793">
                <text:p>0.0023220059474479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0.00211969172679731">
                <text:p>0.0021196917267973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00193500495620661">
                <text:p>0.0019350049562066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00176640977233109">
                <text:p>0.00176640977233109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00161250413017217">
                <text:p>0.0016125041301721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00147200814360924">
                <text:p>0.0014720081436092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0.00134375344181014">
                <text:p>0.0013437534418101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0012266734530077">
                <text:p>0.0012266734530077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00111979453484179">
                <text:p>0.0011197945348417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00102222787750642">
                <text:p>0.0010222278775064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0.000933162112368155">
                <text:p>0.00093316211236815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0851856564588682">
                <text:p>0.00085185656458868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077763509364013">
                <text:p>0.0007776350936401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0709880470490568">
                <text:p>0.00070988047049056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0648029244700108">
                <text:p>0.000648029244700108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059156705874214">
                <text:p>0.0005915670587421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0540024370583423">
                <text:p>0.00054002437058342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0.000492972548951784">
                <text:p>0.00049297254895178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0.00045002030881952">
                <text:p>0.0004500203088195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041081045745982">
                <text:p>0.0004108104574598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0375016924016266">
                <text:p>0.00037501692401626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00342342047883183">
                <text:p>0.00034234204788318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000312514103346889">
                <text:p>0.00031251410334688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0.000285285039902653">
                <text:p>0.0002852850399026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00026042841945574">
                <text:p>0.0002604284194557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000237737533252211">
                <text:p>0.00023773753325221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000217023682879784">
                <text:p>0.00021702368287978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00198114611043509">
                <text:p>0.00019811461104350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0.000180853069066486">
                <text:p>0.00018085306906648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0.000165095509202924">
                <text:p>0.00016509550920292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00150710890888739">
                <text:p>0.00015071089088873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0137579591002437">
                <text:p>0.000137579591002437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0125592409073949">
                <text:p>0.00012559240907394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000114649659168697">
                <text:p>0.00011464965916869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000104660340894957">
                <text:p>0.00010466034089495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0095541382640581">
                <text:p>0.00009554138264058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00872169507457979">
                <text:p>0.000087216950745797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0000796178188671509">
                <text:p>0.000079617818867150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00726807922881649">
                <text:p>0.000072680792288164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00663481823892924">
                <text:p>0.000066348182389292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0000605673269068041">
                <text:p>0.000060567326906804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000055290151991077">
                <text:p>0.00005529015199107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000504727724223367">
                <text:p>0.000050472772422336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0000460751266592308">
                <text:p>0.000046075126659230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000420606436852806">
                <text:p>0.000042060643685280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0.0000383959388826924">
                <text:p>0.000038395938882692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0000350505364044005">
                <text:p>0.000035050536404400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00031996615735577">
                <text:p>0.00003199661573557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0000292087803370004">
                <text:p>0.000029208780337000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0000266638464463141">
                <text:p>0.000026663846446314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000243406502808337">
                <text:p>0.000024340650280833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00222198720385951">
                <text:p>0.000022219872038595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00202838752340281">
                <text:p>0.000020283875234028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00185165600321626">
                <text:p>0.000018516560032162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00169032293616901">
                <text:p>0.0000169032293616901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0000154304666934688">
                <text:p>0.000015430466693468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00140860244680751">
                <text:p>0.0000140860244680751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0000128587222445574">
                <text:p>0.000012858722244557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00117383537233959">
                <text:p>0.000011738353723395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00107156018704645">
                <text:p>0.000010715601870464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00000978196143616324">
                <text:p>0.0000097819614361632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00000892966822538706">
                <text:p>0.0000089296682253870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000815163453013603">
                <text:p>0.00000815163453013603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000744139018782255">
                <text:p>0.0000074413901878225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00000679302877511336">
                <text:p>0.0000067930287751133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000620115848985213">
                <text:p>0.0000062011584898521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00000566085731259447">
                <text:p>0.0000056608573125944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000516763207487677">
                <text:p>0.0000051676320748767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000471738109382872">
                <text:p>0.0000047173810938287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000430636006239731">
                <text:p>0.0000043063600623973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00000393115091152393">
                <text:p>0.0000039311509115239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358863338533109">
                <text:p>0.00000358863338533109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00000327595909293661">
                <text:p>0.00000327595909293661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0.00000299052782110924">
                <text:p>0.0000029905278211092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272996591078051">
                <text:p>0.00000272996591078051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249210651759104">
                <text:p>0.0000024921065175910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227497159231709">
                <text:p>0.00000227497159231709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207675543132586">
                <text:p>0.00000207675543132586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189580966026424">
                <text:p>0.00000189580966026424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00000173062952610489">
                <text:p>0.0000017306295261048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157984138355354">
                <text:p>0.0000015798413835535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144219127175407">
                <text:p>0.0000014421912717540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131653448629461">
                <text:p>0.0000013165344862946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.00000120182605979506">
                <text:p>0.0000012018260597950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109711207191218">
                <text:p>0.00000109711207191218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100152171649588">
                <text:p>0.0000010015217164958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0914260059926815">
                <text:p>0.00000091426005992681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0834601430413236">
                <text:p>0.00000083460143041323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0761883383272346">
                <text:p>0.00000076188338327234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.00000069550119201103">
                <text:p>0.0000006955011920110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0634902819393622">
                <text:p>0.00000063490281939362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00000579584326675858">
                <text:p>0.000000579584326675858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.000000529085682828018">
                <text:p>0.000000529085682828018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00000482986938896549">
                <text:p>0.00000048298693889654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.000000440904735690015">
                <text:p>0.00000044090473569001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00000402489115747124">
                <text:p>0.0000004024891157471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00000367420613075013">
                <text:p>0.00000036742061307501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00000335407596455937">
                <text:p>0.00000033540759645593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00000306183844229177">
                <text:p>0.00000030618384422917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00000279506330379947">
                <text:p>0.00000027950633037994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00000255153203524314">
                <text:p>0.00000025515320352431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00000232921941983289">
                <text:p>0.00000023292194198328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00000212627669603595">
                <text:p>0.00000021262766960359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00000194101618319408">
                <text:p>0.000000194101618319408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00000177189724669663">
                <text:p>0.00000017718972466966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00000161751348599507">
                <text:p>0.0000001617513485995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00000147658103891386">
                <text:p>0.00000014765810389138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00000134792790499589">
                <text:p>0.00000013479279049958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00000123048419909488">
                <text:p>0.000000123048419909488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00000112327325416324">
                <text:p>0.00000011232732541632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00000102540349924573">
                <text:p>0.000000102540349924573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0000000936061045136033">
                <text:p>0.000000093606104513603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0000000854502916038111">
                <text:p>0.000000085450291603811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0000000780050870946694">
                <text:p>0.000000078005087094669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0000000712085763365093">
                <text:p>0.000000071208576336509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0000000650042392455579">
                <text:p>0.00000006500423924555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0000000593404802804244">
                <text:p>0.000000059340480280424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0000000541701993712982">
                <text:p>0.000000054170199371298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000000049450400233687">
                <text:p>0.000000049450400233687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0000000451418328094152">
                <text:p>0.000000045141832809415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0000000412086668614058">
                <text:p>0.000000041208666861405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.000000037618194007846">
                <text:p>0.000000037618194007846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.0000000343405557178382">
                <text:p>0.000000034340555717838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.0000000313484950065383">
                <text:p>0.0000000313484950065383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.0000000286171297648652">
                <text:p>0.000000028617129764865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.0000000261237458387819">
                <text:p>0.000000026123745838781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.0000000238476081373876">
                <text:p>0.000000023847608137387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.000000021769788198985">
                <text:p>0.00000002176978819898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.0000000198730067811564">
                <text:p>0.0000000198730067811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